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adornments="Italic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none" fo:border-top="none" fo:border-bottom="0.05pt solid #2b3789"/>
    </style:style>
    <style:style style:name="Table3.C16" style:family="table-cell">
      <style:table-cell-properties fo:padding="0.097cm" fo:border-left="0.05pt solid #2b3789" fo:border-right="none" fo:border-top="none" fo:border-bottom="0.05pt solid #2b3789"/>
    </style:style>
    <style:style style:name="Table3.E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none" fo:border-top="none" fo:border-bottom="0.05pt solid #2b3789"/>
    </style:style>
    <style:style style:name="Table3.D18" style:family="table-cell">
      <style:table-cell-properties fo:padding="0.097cm" fo:border-left="0.05pt solid #2b3789" fo:border-right="none" fo:border-top="none" fo:border-bottom="0.05pt solid #2b3789"/>
    </style:style>
    <style:style style:name="Table3.F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none" fo:border-top="none" fo:border-bottom="0.05pt solid #2b3789"/>
    </style:style>
    <style:style style:name="Table3.C16" style:family="table-cell">
      <style:table-cell-properties fo:padding="0.097cm" fo:border-left="0.05pt solid #2b3789" fo:border-right="none" fo:border-top="none" fo:border-bottom="0.05pt solid #2b3789"/>
    </style:style>
    <style:style style:name="Table3.E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none" fo:border-top="none" fo:border-bottom="0.05pt solid #2b3789"/>
    </style:style>
    <style:style style:name="Table3.D18" style:family="table-cell">
      <style:table-cell-properties fo:padding="0.097cm" fo:border-left="0.05pt solid #2b3789" fo:border-right="none" fo:border-top="none" fo:border-bottom="0.05pt solid #2b3789"/>
    </style:style>
    <style:style style:name="Table3.F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3.1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9" style:family="table">
      <style:table-properties style:width="20.2cm" fo:break-before="auto" fo:break-after="auto" table:align="margins" fo:background-color="transparent">
        <style:background-image/>
      </style:table-properties>
    </style:style>
    <style:style style:name="Table9.A" style:family="table-column">
      <style:table-column-properties style:column-width="10.097cm" style:rel-column-width="32756*"/>
    </style:style>
    <style:style style:name="Table9.B" style:family="table-column">
      <style:table-column-properties style:column-width="10.104cm" style:rel-column-width="32779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" style:family="table">
      <style:table-properties style:width="9.901cm" table:align="margins" fo:background-color="#f4f9f3">
        <style:background-image/>
      </style:table-properties>
    </style:style>
    <style:style style:name="Table12.A" style:family="table-column">
      <style:table-column-properties style:column-width="3.888cm" style:rel-column-width="25728*"/>
    </style:style>
    <style:style style:name="Table12.B" style:family="table-column">
      <style:table-column-properties style:column-width="6.013cm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12.A2" style:family="table-cell">
      <style:table-cell-properties fo:padding="0.097cm" fo:border-left="0.05pt solid #92bf7f" fo:border-right="none" fo:border-top="none" fo:border-bottom="0.05pt solid #92bf7f"/>
    </style:style>
    <style:style style:name="Table12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3" style:family="table-cell">
      <style:table-cell-properties fo:padding="0.097cm" fo:border-left="0.05pt solid #92bf7f" fo:border-right="none" fo:border-top="none" fo:border-bottom="0.05pt solid #92bf7f"/>
    </style:style>
    <style:style style:name="Table12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4" style:family="table-cell">
      <style:table-cell-properties fo:padding="0.097cm" fo:border-left="0.05pt solid #92bf7f" fo:border-right="none" fo:border-top="none" fo:border-bottom="0.05pt solid #92bf7f"/>
    </style:style>
    <style:style style:name="Table12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5" style:family="table-cell">
      <style:table-cell-properties fo:padding="0.097cm" fo:border-left="0.05pt solid #92bf7f" fo:border-right="none" fo:border-top="none" fo:border-bottom="0.05pt solid #92bf7f"/>
    </style:style>
    <style:style style:name="Table12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6" style:family="table-cell">
      <style:table-cell-properties fo:padding="0.097cm" fo:border-left="0.05pt solid #92bf7f" fo:border-right="none" fo:border-top="none" fo:border-bottom="0.05pt solid #92bf7f"/>
    </style:style>
    <style:style style:name="Table12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7" style:family="table-cell">
      <style:table-cell-properties fo:padding="0.097cm" fo:border-left="0.05pt solid #92bf7f" fo:border-right="none" fo:border-top="none" fo:border-bottom="0.05pt solid #92bf7f"/>
    </style:style>
    <style:style style:name="Table12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8" style:family="table-cell">
      <style:table-cell-properties fo:padding="0.097cm" fo:border-left="0.05pt solid #92bf7f" fo:border-right="none" fo:border-top="none" fo:border-bottom="0.05pt solid #92bf7f"/>
    </style:style>
    <style:style style:name="Table12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1cm" table:align="margins" fo:background-color="#f5f6fa">
        <style:background-image/>
      </style:table-properties>
    </style:style>
    <style:style style:name="Table1.A" style:family="table-column">
      <style:table-column-properties style:column-width="9.91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2" style:family="table">
      <style:table-properties style:width="9.901cm" table:align="margins" fo:background-color="#f4f9f3">
        <style:background-image/>
      </style:table-properties>
    </style:style>
    <style:style style:name="Table12.A" style:family="table-column">
      <style:table-column-properties style:column-width="3.888cm" style:rel-column-width="25728*"/>
    </style:style>
    <style:style style:name="Table12.B" style:family="table-column">
      <style:table-column-properties style:column-width="6.013cm" style:rel-column-width="39807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12.A2" style:family="table-cell">
      <style:table-cell-properties fo:padding="0.097cm" fo:border-left="0.05pt solid #92bf7f" fo:border-right="none" fo:border-top="none" fo:border-bottom="0.05pt solid #92bf7f"/>
    </style:style>
    <style:style style:name="Table12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3" style:family="table-cell">
      <style:table-cell-properties fo:padding="0.097cm" fo:border-left="0.05pt solid #92bf7f" fo:border-right="none" fo:border-top="none" fo:border-bottom="0.05pt solid #92bf7f"/>
    </style:style>
    <style:style style:name="Table12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4" style:family="table-cell">
      <style:table-cell-properties fo:padding="0.097cm" fo:border-left="0.05pt solid #92bf7f" fo:border-right="none" fo:border-top="none" fo:border-bottom="0.05pt solid #92bf7f"/>
    </style:style>
    <style:style style:name="Table12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5" style:family="table-cell">
      <style:table-cell-properties fo:padding="0.097cm" fo:border-left="0.05pt solid #92bf7f" fo:border-right="none" fo:border-top="none" fo:border-bottom="0.05pt solid #92bf7f"/>
    </style:style>
    <style:style style:name="Table12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6" style:family="table-cell">
      <style:table-cell-properties fo:padding="0.097cm" fo:border-left="0.05pt solid #92bf7f" fo:border-right="none" fo:border-top="none" fo:border-bottom="0.05pt solid #92bf7f"/>
    </style:style>
    <style:style style:name="Table12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7" style:family="table-cell">
      <style:table-cell-properties fo:padding="0.097cm" fo:border-left="0.05pt solid #92bf7f" fo:border-right="none" fo:border-top="none" fo:border-bottom="0.05pt solid #92bf7f"/>
    </style:style>
    <style:style style:name="Table12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12.A8" style:family="table-cell">
      <style:table-cell-properties fo:padding="0.097cm" fo:border-left="0.05pt solid #92bf7f" fo:border-right="none" fo:border-top="none" fo:border-bottom="0.05pt solid #92bf7f"/>
    </style:style>
    <style:style style:name="Table12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1cm" table:align="margins" fo:background-color="#f5f6fa">
        <style:background-image/>
      </style:table-properties>
    </style:style>
    <style:style style:name="Table1.A" style:family="table-column">
      <style:table-column-properties style:column-width="9.91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text-properties style:font-name="Bahnschrift Light" fo:font-size="8pt" style:font-size-asian="8pt" style:font-size-complex="8pt"/>
    </style:style>
    <style:style style:name="P4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5" style:family="paragraph" style:parent-style-name="Preformatted_20_Text">
      <style:text-properties style:font-name="Bahnschrift Light" fo:font-size="8pt" style:font-size-asian="8pt" style:font-size-complex="8pt"/>
    </style:style>
    <style:style style:name="P6" style:family="paragraph" style:parent-style-name="Preformatted_20_Text">
      <style:text-properties style:font-name="Bahnschrift Light" fo:font-size="8pt" officeooo:paragraph-rsid="0079506e" style:font-size-asian="8pt" style:font-size-complex="8pt"/>
    </style:style>
    <style:style style:name="P7" style:family="paragraph" style:parent-style-name="Preformatted_20_Text">
      <style:text-properties style:font-name="Bahnschrift Light" fo:font-size="8pt" officeooo:paragraph-rsid="008db932" style:font-size-asian="8pt" style:font-size-complex="8pt"/>
    </style:style>
    <style:style style:name="P8" style:family="paragraph" style:parent-style-name="Preformatted_20_Text">
      <style:text-properties style:font-name="Bahnschrift Light" fo:font-size="8pt" officeooo:paragraph-rsid="00a475eb" style:font-size-asian="8pt" style:font-size-complex="8pt"/>
    </style:style>
    <style:style style:name="P9" style:family="paragraph" style:parent-style-name="Preformatted_20_Text">
      <style:text-properties style:font-name="Bahnschrift Light" fo:font-size="8pt" officeooo:paragraph-rsid="00a54485" style:font-size-asian="8pt" style:font-size-complex="8pt"/>
    </style:style>
    <style:style style:name="P10" style:family="paragraph" style:parent-style-name="Preformatted_20_Text">
      <style:paragraph-properties fo:margin-top="0.035cm" fo:margin-bottom="0.035cm" style:contextual-spacing="false" fo:text-align="start" style:justify-single-word="false"/>
      <style:text-properties style:font-name="Bahnschrift Light" fo:font-size="8pt" officeooo:paragraph-rsid="00a54485" style:font-size-asian="8pt" style:font-size-complex="8pt"/>
    </style:style>
    <style:style style:name="P11" style:family="paragraph" style:parent-style-name="Table_20_Contents">
      <style:text-properties style:font-name="Bahnschrift Light" fo:font-size="8pt" officeooo:paragraph-rsid="00aa88cc" style:font-size-asian="8pt" style:font-size-complex="8pt"/>
    </style:style>
    <style:style style:name="P12" style:family="paragraph" style:parent-style-name="Preformatted_20_Text">
      <style:text-properties style:font-name="Bahnschrift Light" fo:font-size="8pt" officeooo:paragraph-rsid="00a7f690" style:font-size-asian="8pt" style:font-size-complex="8pt"/>
    </style:style>
    <style:style style:name="P13" style:family="paragraph" style:parent-style-name="Preformatted_20_Text">
      <style:text-properties style:font-name="Bahnschrift Light" fo:font-size="8pt" officeooo:paragraph-rsid="00b0baed" style:font-size-asian="8pt" style:font-size-complex="8pt"/>
    </style:style>
    <style:style style:name="P14" style:family="paragraph" style:parent-style-name="Standard">
      <style:text-properties officeooo:paragraph-rsid="0048eee1"/>
    </style:style>
    <style:style style:name="P15" style:family="paragraph" style:parent-style-name="Preformatted_20_Text">
      <style:text-properties officeooo:paragraph-rsid="0048eee1"/>
    </style:style>
    <style:style style:name="P16" style:family="paragraph" style:parent-style-name="Standard">
      <style:text-properties officeooo:paragraph-rsid="004a09d4"/>
    </style:style>
    <style:style style:name="P17" style:family="paragraph" style:parent-style-name="Standard">
      <style:text-properties officeooo:paragraph-rsid="008cff7a"/>
    </style:style>
    <style:style style:name="P18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top="0cm" fo:margin-bottom="0.106cm" style:contextual-spacing="false"/>
      <style:text-properties style:font-name="Calibri3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2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size-complex="9pt"/>
    </style:style>
    <style:style style:name="P2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size-complex="9pt"/>
    </style:style>
    <style:style style:name="P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75248c" style:font-size-asian="9pt" style:font-size-complex="9pt"/>
    </style:style>
    <style:style style:name="P2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97aaf9" style:font-size-asian="9pt" style:font-size-complex="9pt"/>
    </style:style>
    <style:style style:name="P27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3" fo:font-size="9pt" officeooo:paragraph-rsid="0033bc01" style:font-size-asian="9pt" style:font-size-complex="9pt"/>
    </style:style>
    <style:style style:name="P28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aa88cc" style:font-size-asian="9pt" style:font-size-complex="9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.035cm" fo:margin-bottom="0.035cm" style:contextual-spacing="false"/>
      <style:text-properties style:font-name="Calibri3" fo:font-size="9pt" officeooo:rsid="003c7ead" officeooo:paragraph-rsid="003c7ead" style:font-size-asian="9pt" style:font-name-complex="Courier New" style:font-size-complex="9pt"/>
    </style:style>
    <style:style style:name="P30" style:family="paragraph" style:parent-style-name="Standard">
      <style:paragraph-properties fo:margin-top="0.035cm" fo:margin-bottom="0.035cm" style:contextual-spacing="false"/>
      <style:text-properties style:font-name="Calibri3" fo:font-size="9pt" officeooo:rsid="003e6f1c" officeooo:paragraph-rsid="003e6f1c" style:font-size-asian="9pt" style:font-name-complex="Courier New" style:font-size-complex="9pt"/>
    </style:style>
    <style:style style:name="P31" style:family="paragraph" style:parent-style-name="Standard">
      <style:paragraph-properties fo:margin-top="0.035cm" fo:margin-bottom="0.035cm" style:contextual-spacing="false"/>
      <style:text-properties style:font-name="Calibri3" fo:font-size="9pt" officeooo:rsid="00417323" officeooo:paragraph-rsid="00417323" style:font-size-asian="9pt" style:font-name-complex="Courier New" style:font-size-complex="9pt"/>
    </style:style>
    <style:style style:name="P32" style:family="paragraph" style:parent-style-name="Standard">
      <style:paragraph-properties fo:margin-top="0.035cm" fo:margin-bottom="0.035cm" style:contextual-spacing="false"/>
      <style:text-properties style:font-name="Calibri3" fo:font-size="9pt" officeooo:rsid="0042c600" officeooo:paragraph-rsid="0042c600" style:font-size-asian="9pt" style:font-name-complex="Courier New" style:font-size-complex="9pt"/>
    </style:style>
    <style:style style:name="P3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89b5e" style:font-size-asian="9pt" style:font-name-complex="Courier New" style:font-size-complex="9pt"/>
    </style:style>
    <style:style style:name="P3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be741" style:font-size-asian="9pt" style:font-name-complex="Courier New" style:font-size-complex="9pt"/>
    </style:style>
    <style:style style:name="P3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paragraph-rsid="001a3404" style:font-size-asian="9pt" style:font-name-complex="Courier New" style:font-size-complex="9pt"/>
    </style:style>
    <style:style style:name="P36" style:family="paragraph" style:parent-style-name="Standard">
      <style:paragraph-properties fo:margin-top="0.035cm" fo:margin-bottom="0.035cm" style:contextual-spacing="false"/>
      <style:text-properties style:font-name="Calibri3" fo:font-size="9pt" officeooo:rsid="00357f45" officeooo:paragraph-rsid="00363550" style:font-size-asian="9pt" style:font-name-complex="Courier New" style:font-size-complex="9pt"/>
    </style:style>
    <style:style style:name="P3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rsid="00357f45" officeooo:paragraph-rsid="006c853f" style:font-size-asian="9pt" style:font-name-complex="Courier New" style:font-size-complex="9pt"/>
    </style:style>
    <style:style style:name="P38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3" fo:font-size="9pt" officeooo:rsid="00357f45" officeooo:paragraph-rsid="006c853f" style:font-size-asian="9pt" style:font-name-complex="Courier New" style:font-size-complex="9pt"/>
    </style:style>
    <style:style style:name="P39" style:family="paragraph" style:parent-style-name="Standard">
      <style:paragraph-properties fo:margin-top="0.035cm" fo:margin-bottom="0.035cm" style:contextual-spacing="false"/>
      <style:text-properties style:font-name="Calibri3" fo:font-size="9pt" officeooo:paragraph-rsid="00363550" style:font-size-asian="9pt" style:font-name-complex="Courier New" style:font-size-complex="9pt"/>
    </style:style>
    <style:style style:name="P40" style:family="paragraph" style:parent-style-name="Standard">
      <style:paragraph-properties fo:margin-top="0.035cm" fo:margin-bottom="0.035cm" style:contextual-spacing="false"/>
      <style:text-properties style:font-name="Calibri3" fo:font-size="9pt" officeooo:rsid="00676dde" officeooo:paragraph-rsid="00676dde" style:font-size-asian="9pt" style:font-name-complex="Courier New" style:font-size-complex="9pt"/>
    </style:style>
    <style:style style:name="P4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officeooo:rsid="00189b5e" officeooo:paragraph-rsid="001d3346" style:font-size-asian="9pt" style:font-name-complex="Courier New" style:font-size-complex="9pt"/>
    </style:style>
    <style:style style:name="P42" style:family="paragraph" style:parent-style-name="Standard">
      <style:paragraph-properties fo:margin-top="0.035cm" fo:margin-bottom="0.035cm" style:contextual-spacing="false"/>
      <style:text-properties style:font-name="Calibri3" fo:font-size="9pt" officeooo:paragraph-rsid="008cff7a" style:font-size-asian="9pt" style:font-name-complex="Courier New" style:font-size-complex="9pt"/>
    </style:style>
    <style:style style:name="P43" style:family="paragraph" style:parent-style-name="Standard">
      <style:paragraph-properties fo:margin-top="0.035cm" fo:margin-bottom="0.071cm" style:contextual-spacing="false"/>
      <style:text-properties style:font-name="Calibri3" fo:font-size="9pt" officeooo:paragraph-rsid="006c853f" style:font-size-asian="9pt" style:font-name-complex="Courier New" style:font-size-complex="9pt"/>
    </style:style>
    <style:style style:name="P44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3" fo:font-size="9pt" officeooo:rsid="0020e979" officeooo:paragraph-rsid="00aa88cc" style:font-size-asian="9pt" style:font-name-complex="Courier New" style:font-size-complex="9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7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9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af76b7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margin-top="0.035cm" fo:margin-bottom="0.071cm" style:contextual-spacing="false"/>
      <style:text-properties style:font-name="Calibri3" fo:font-size="9pt" fo:font-style="normal" fo:font-weight="normal" officeooo:paragraph-rsid="00af76b7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paragraph-properties fo:margin-top="0.035cm" fo:margin-bottom="0.035cm" style:contextual-spacing="false"/>
      <style:text-properties style:font-name="Calibri3" fo:font-size="9pt" fo:font-style="normal" fo:font-weight="bold" officeooo:rsid="006ce77a" officeooo:paragraph-rsid="00a9c3f2" style:font-size-asian="9pt" style:font-style-asian="normal" style:font-weight-asian="bold" style:font-name-complex="Courier New" style:font-size-complex="9pt" style:font-style-complex="normal" style:font-weight-complex="bold"/>
    </style:style>
    <style:style style:name="P53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3" fo:font-size="9pt" fo:font-weight="bold" officeooo:rsid="006ce77a" officeooo:paragraph-rsid="009dc963" style:font-size-asian="9pt" style:font-weight-asian="bold" style:font-name-complex="Courier New" style:font-size-complex="9pt" style:font-weight-complex="bold"/>
    </style:style>
    <style:style style:name="P54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3" fo:font-size="8pt" officeooo:paragraph-rsid="00a475eb" style:font-size-asian="8pt" style:font-size-complex="8pt"/>
    </style:style>
    <style:style style:name="P55" style:family="paragraph" style:parent-style-name="Standard">
      <style:paragraph-properties fo:margin-top="0cm" fo:margin-bottom="0.106cm" style:contextual-spacing="false"/>
      <style:text-properties fo:color="#000000" loext:opacity="100%" style:font-name="Calibri3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3" fo:font-size="9pt" officeooo:rsid="003a6be9" officeooo:paragraph-rsid="00a54485" style:font-size-asian="9pt" style:font-size-complex="9pt"/>
    </style:style>
    <style:style style:name="P57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000000" loext:opacity="100%" style:font-name="Calibri3" fo:font-size="8pt" officeooo:paragraph-rsid="00a475eb" style:font-size-asian="8pt" style:font-name-complex="Courier New" style:font-size-complex="8pt"/>
    </style:style>
    <style:style style:name="P58" style:family="paragraph" style:parent-style-name="Standard">
      <style:paragraph-properties fo:margin-top="0.035cm" fo:margin-bottom="0.035cm" style:contextual-spacing="false"/>
      <style:text-properties fo:color="#808080" loext:opacity="100%" style:font-name="Calibri3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60" style:family="paragraph" style:parent-style-name="Table_20_Contents">
      <style:text-properties fo:color="#808080" loext:opacity="100%" officeooo:rsid="0084ebf5" officeooo:paragraph-rsid="00aa88cc"/>
    </style:style>
    <style:style style:name="P61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6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6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64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33bc01" officeooo:paragraph-rsid="0097aaf9" style:font-size-asian="9pt" style:font-style-asian="italic" style:font-name-complex="Courier New" style:font-size-complex="9pt" style:font-style-complex="italic"/>
    </style:style>
    <style:style style:name="P65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66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189b5e" officeooo:paragraph-rsid="0098241b" style:font-size-asian="9pt" style:font-style-asian="italic" style:font-name-complex="Courier New" style:font-size-complex="9pt" style:font-style-complex="italic"/>
    </style:style>
    <style:style style:name="P67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3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68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2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6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2" fo:font-size="9pt" fo:font-style="italic" officeooo:rsid="009cad2b" officeooo:paragraph-rsid="009cad2b" style:font-size-asian="9pt" style:font-style-asian="italic" style:font-name-complex="Courier New" style:font-size-complex="9pt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1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75" style:family="paragraph" style:parent-style-name="Table_20_Contents">
      <style:paragraph-properties fo:margin-top="0.035cm" fo:margin-bottom="0.035cm" style:contextual-spacing="false" fo:text-align="start" style:justify-single-word="false"/>
      <style:text-properties fo:font-size="9pt" officeooo:paragraph-rsid="00a475eb" style:font-size-asian="9pt" style:font-size-complex="9pt"/>
    </style:style>
    <style:style style:name="P76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23ca8c" style:font-size-asian="9pt" style:font-size-complex="9pt"/>
    </style:style>
    <style:style style:name="P77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1a3404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90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91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92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93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Table_20_Contents">
      <style:text-properties style:font-name="Calibri2" fo:font-size="9pt" officeooo:rsid="003c7ead" officeooo:paragraph-rsid="003c7ead" style:font-size-asian="9pt" style:font-size-complex="9pt"/>
    </style:style>
    <style:style style:name="P95" style:family="paragraph" style:parent-style-name="Table_20_Contents">
      <style:text-properties style:font-name="Calibri2" fo:font-size="9pt" officeooo:rsid="003e6f1c" officeooo:paragraph-rsid="003e6f1c" style:font-size-asian="9pt" style:font-size-complex="9pt"/>
    </style:style>
    <style:style style:name="P96" style:family="paragraph" style:parent-style-name="Table_20_Contents">
      <style:text-properties style:font-name="Calibri2" fo:font-size="9pt" officeooo:rsid="0042c600" officeooo:paragraph-rsid="004b8f48" style:font-size-asian="9pt" style:font-size-complex="9pt"/>
    </style:style>
    <style:style style:name="P97" style:family="paragraph" style:parent-style-name="Table_20_Contents">
      <style:text-properties style:font-name="Calibri2" fo:font-size="9pt" officeooo:rsid="006ce77a" officeooo:paragraph-rsid="006ce77a" style:font-size-asian="9pt" style:font-size-complex="9pt"/>
    </style:style>
    <style:style style:name="P98" style:family="paragraph" style:parent-style-name="Table_20_Contents">
      <style:text-properties style:font-name="Calibri2" fo:font-size="9pt" officeooo:rsid="006c853f" officeooo:paragraph-rsid="006c853f" style:font-size-asian="9pt" style:font-size-complex="9pt"/>
    </style:style>
    <style:style style:name="P99" style:family="paragraph" style:parent-style-name="Table_20_Contents">
      <style:text-properties style:font-name="Calibri2" fo:font-size="9pt" officeooo:rsid="00973231" officeooo:paragraph-rsid="00973231" style:font-size-asian="9pt" style:font-size-complex="9pt"/>
    </style:style>
    <style:style style:name="P100" style:family="paragraph" style:parent-style-name="Table_20_Contents">
      <style:text-properties style:font-name="Calibri2" fo:font-size="9pt" officeooo:rsid="00973231" officeooo:paragraph-rsid="00af76b7" style:font-size-asian="9pt" style:font-size-complex="9pt"/>
    </style:style>
    <style:style style:name="P101" style:family="paragraph" style:parent-style-name="Table_20_Contents">
      <style:text-properties style:font-name="Calibri2" fo:font-size="9pt" officeooo:rsid="00af76b7" officeooo:paragraph-rsid="00af76b7" style:font-size-asian="9pt" style:font-size-complex="9pt"/>
    </style:style>
    <style:style style:name="P102" style:family="paragraph" style:parent-style-name="Table_20_Contents">
      <style:text-properties officeooo:rsid="0037f642" officeooo:paragraph-rsid="0037f642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04" style:family="paragraph" style:parent-style-name="Text_20_body">
      <style:text-properties officeooo:paragraph-rsid="0079506e"/>
    </style:style>
    <style:style style:name="P105" style:family="paragraph" style:parent-style-name="Text_20_body">
      <style:text-properties officeooo:paragraph-rsid="007dd107"/>
    </style:style>
    <style:style style:name="P106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fo:font-style="normal" officeooo:paragraph-rsid="00a475eb" style:font-size-asian="8pt" style:font-style-asian="normal" style:font-size-complex="8pt" style:font-style-complex="normal"/>
    </style:style>
    <style:style style:name="P107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fo:font-style="normal" officeooo:rsid="0033bc01" officeooo:paragraph-rsid="00a475eb" style:font-size-asian="8pt" style:font-style-asian="normal" style:font-name-complex="Courier New" style:font-size-complex="8pt" style:font-style-complex="normal"/>
    </style:style>
    <style:style style:name="P108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1" fo:font-size="8pt" officeooo:paragraph-rsid="00a54485" style:font-size-asian="8pt" style:font-size-complex="8pt"/>
    </style:style>
    <style:style style:name="P109" style:family="paragraph" style:parent-style-name="Text_20_body">
      <style:paragraph-properties fo:margin-top="0cm" fo:margin-bottom="0.051cm" style:contextual-spacing="false"/>
      <style:text-properties officeooo:rsid="0079506e" officeooo:paragraph-rsid="007aacb0"/>
    </style:style>
    <style:style style:name="P110" style:family="paragraph" style:parent-style-name="Standard">
      <style:text-properties officeooo:paragraph-rsid="006a5c87"/>
    </style:style>
    <style:style style:name="P111" style:family="paragraph" style:parent-style-name="Standard">
      <style:text-properties officeooo:paragraph-rsid="00aa88cc"/>
    </style:style>
    <style:style style:name="P112" style:family="paragraph" style:parent-style-name="Table_20_Contents">
      <style:text-properties officeooo:paragraph-rsid="00aa88cc"/>
    </style:style>
    <style:style style:name="P113" style:family="paragraph" style:parent-style-name="Standard">
      <style:paragraph-properties fo:break-before="auto" fo:break-after="auto"/>
      <style:text-properties officeooo:rsid="00ace7fb" officeooo:paragraph-rsid="00ace7fb"/>
    </style:style>
    <style:style style:name="P114" style:family="paragraph" style:parent-style-name="Table_20_Contents">
      <style:text-properties fo:font-weight="bold" officeooo:rsid="0020bdac" officeooo:paragraph-rsid="00aa88cc" style:font-weight-asian="bold" style:font-weight-complex="bold"/>
    </style:style>
    <style:style style:name="P115" style:family="paragraph" style:parent-style-name="Table_20_Contents">
      <style:text-properties fo:font-weight="bold" officeooo:paragraph-rsid="00aa88cc" style:font-weight-asian="bold" style:font-weight-complex="bold"/>
    </style:style>
    <style:style style:name="P116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aa88cc"/>
    </style:style>
    <style:style style:name="P117" style:family="paragraph" style:parent-style-name="Table_20_Contents">
      <style:text-properties officeooo:rsid="0023ca8c" officeooo:paragraph-rsid="00aa88cc"/>
    </style:style>
    <style:style style:name="P118" style:family="paragraph" style:parent-style-name="Table_20_Contents">
      <style:text-properties fo:font-weight="normal" officeooo:paragraph-rsid="00aa88cc" style:font-weight-asian="normal" style:font-weight-complex="normal"/>
    </style:style>
    <style:style style:name="P119" style:family="paragraph" style:parent-style-name="Table_20_Contents">
      <style:text-properties officeooo:rsid="0020e979" officeooo:paragraph-rsid="00aa88cc"/>
    </style:style>
    <style:style style:name="P120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121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22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2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24" style:family="paragraph" style:parent-style-name="Heading_20_2">
      <style:text-properties style:font-name="Calibri3" officeooo:paragraph-rsid="003bc8b9"/>
    </style:style>
    <style:style style:name="P125" style:family="paragraph" style:parent-style-name="Heading_20_2">
      <style:paragraph-properties fo:margin-top="0.152cm" fo:margin-bottom="0.203cm" style:contextual-spacing="false"/>
      <style:text-properties style:font-name="Calibri3" officeooo:paragraph-rsid="003c7ead"/>
    </style:style>
    <style:style style:name="P126" style:family="paragraph" style:parent-style-name="Heading_20_2">
      <style:text-properties style:font-name="Calibri3" officeooo:paragraph-rsid="0073b38f"/>
    </style:style>
    <style:style style:name="P127" style:family="paragraph" style:parent-style-name="Heading_20_2">
      <style:text-properties officeooo:paragraph-rsid="0063e06b"/>
    </style:style>
    <style:style style:name="P128" style:family="paragraph" style:parent-style-name="Heading_20_2">
      <style:paragraph-properties fo:margin-top="0.152cm" fo:margin-bottom="0.203cm" style:contextual-spacing="false"/>
      <style:text-properties officeooo:rsid="00474d45" officeooo:paragraph-rsid="0081c5e3"/>
    </style:style>
    <style:style style:name="T1" style:family="text">
      <style:text-properties officeooo:rsid="00187db9"/>
    </style:style>
    <style:style style:name="T2" style:family="text">
      <style:text-properties style:font-name="Calibri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4"/>
    </style:style>
    <style:style style:name="T6" style:family="text">
      <style:text-properties fo:color="#000000" loext:opacity="100%" style:font-name="Calibri3" fo:font-size="9pt" officeooo:rsid="00696b03" style:font-size-asian="9pt" style:font-size-complex="9pt"/>
    </style:style>
    <style:style style:name="T7" style:family="text">
      <style:text-properties fo:color="#000000" loext:opacity="100%" style:font-name="Calibri3" fo:font-size="8pt" officeooo:rsid="00696b03" style:font-size-asian="8pt" style:font-size-complex="8pt"/>
    </style:style>
    <style:style style:name="T8" style:family="text">
      <style:text-properties fo:color="#000000" loext:opacity="100%" style:font-name="Calibri3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9" style:family="text">
      <style:text-properties fo:color="#000000" loext:opacity="100%" style:font-name="Calibri3" fo:font-style="normal" officeooo:rsid="0033bc01" style:font-style-asian="normal" style:font-name-complex="Courier New" style:font-style-complex="normal"/>
    </style:style>
    <style:style style:name="T10" style:family="text">
      <style:text-properties fo:color="#000000" loext:opacity="100%" style:font-name="Calibri3" fo:font-style="normal" officeooo:rsid="001a3404" style:font-style-asian="normal" style:font-name-complex="Courier New" style:font-style-complex="normal"/>
    </style:style>
    <style:style style:name="T11" style:family="text">
      <style:text-properties fo:color="#000000" loext:opacity="100%" style:font-name="Calibri3" fo:font-style="normal" officeooo:rsid="0023ca8c" style:font-style-asian="normal" style:font-name-complex="Courier New" style:font-style-complex="normal"/>
    </style:style>
    <style:style style:name="T12" style:family="text">
      <style:text-properties fo:color="#000000" loext:opacity="100%" style:font-name="Calibri3" fo:font-style="normal" officeooo:rsid="00a73910" style:font-style-asian="normal" style:font-name-complex="Courier New" style:font-style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31daba" style:font-name-asian="NSimSun1" style:font-weight-asian="bold" style:font-name-complex="Liberation Mono" style:font-weight-complex="bold"/>
    </style:style>
    <style:style style:name="T15" style:family="text">
      <style:text-properties fo:color="#000000" loext:opacity="100%" style:font-name="Calibri2" fo:font-style="normal" officeooo:rsid="001d3346" style:font-style-asian="normal" style:font-name-complex="Courier New" style:font-style-complex="normal"/>
    </style:style>
    <style:style style:name="T16" style:family="text">
      <style:text-properties fo:color="#000000" loext:opacity="100%" style:font-name="Calibri2" fo:font-style="normal" officeooo:rsid="00261907" style:font-style-asian="normal" style:font-name-complex="Courier New" style:font-style-complex="normal"/>
    </style:style>
    <style:style style:name="T17" style:family="text">
      <style:text-properties fo:color="#000000" loext:opacity="100%" fo:font-size="9pt" fo:font-style="italic" fo:font-weight="normal" officeooo:rsid="006d43f8" style:font-name-asian="NSimSun1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8" style:family="text">
      <style:text-properties fo:color="#000000" loext:opacity="100%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19" style:family="text">
      <style:text-properties fo:color="#000000" loext:opacity="100%" fo:font-size="9pt" fo:font-weight="normal" officeooo:rsid="003a6be9" style:font-size-asian="9pt" style:font-weight-asian="normal" style:font-size-complex="9pt" style:font-weight-complex="normal"/>
    </style:style>
    <style:style style:name="T20" style:family="text">
      <style:text-properties style:use-window-font-color="true" loext:opacity="0%" officeooo:rsid="0016abef"/>
    </style:style>
    <style:style style:name="T21" style:family="text">
      <style:text-properties style:use-window-font-color="true" loext:opacity="0%" style:font-name="Bahnschrift Light" fo:font-size="8pt" style:font-size-asian="8pt" style:font-size-complex="8pt"/>
    </style:style>
    <style:style style:name="T22" style:family="text">
      <style:text-properties style:font-name-complex="Courier New"/>
    </style:style>
    <style:style style:name="T23" style:family="text">
      <style:text-properties officeooo:rsid="00189b5e" style:font-name-complex="Courier New"/>
    </style:style>
    <style:style style:name="T24" style:family="text">
      <style:text-properties officeooo:rsid="001be741" style:font-name-complex="Courier New"/>
    </style:style>
    <style:style style:name="T25" style:family="text">
      <style:text-properties officeooo:rsid="001d3346" style:font-name-complex="Courier New"/>
    </style:style>
    <style:style style:name="T26" style:family="text">
      <style:text-properties officeooo:rsid="001ee4fa" style:font-name-complex="Courier New"/>
    </style:style>
    <style:style style:name="T27" style:family="text">
      <style:text-properties officeooo:rsid="002158b6" style:font-name-complex="Courier New"/>
    </style:style>
    <style:style style:name="T28" style:family="text">
      <style:text-properties fo:color="#808080" loext:opacity="100%"/>
    </style:style>
    <style:style style:name="T29" style:family="text">
      <style:text-properties fo:color="#808080" loext:opacity="100%" style:font-name="Calibri3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0" style:family="text">
      <style:text-properties fo:color="#808080" loext:opacity="100%" officeooo:rsid="00357f45"/>
    </style:style>
    <style:style style:name="T31" style:family="text">
      <style:text-properties fo:color="#808080" loext:opacity="100%" style:font-name="Bahnschrift Light"/>
    </style:style>
    <style:style style:name="T32" style:family="text">
      <style:text-properties fo:color="#808080" loext:opacity="100%" style:font-name="Bahnschrift Light" fo:font-size="8pt" style:font-size-asian="8pt" style:font-size-complex="8pt"/>
    </style:style>
    <style:style style:name="T33" style:family="text">
      <style:text-properties fo:color="#808080" loext:opacity="100%" style:font-name="Bahnschrift Light" fo:font-size="8pt" officeooo:rsid="00948e85" style:font-size-asian="8pt" style:font-size-complex="8pt"/>
    </style:style>
    <style:style style:name="T34" style:family="text">
      <style:text-properties fo:color="#808080" loext:opacity="100%" style:font-name="Bahnschrift Light" officeooo:rsid="0079506e"/>
    </style:style>
    <style:style style:name="T35" style:family="text">
      <style:text-properties fo:color="#808080" loext:opacity="100%" style:font-name="Bahnschrift Light" officeooo:rsid="007efcd1"/>
    </style:style>
    <style:style style:name="T36" style:family="text">
      <style:text-properties fo:color="#808080" loext:opacity="100%" officeooo:rsid="00606480"/>
    </style:style>
    <style:style style:name="T37" style:family="text">
      <style:text-properties fo:color="#808080" loext:opacity="100%" style:font-name="Calibri4"/>
    </style:style>
    <style:style style:name="T38" style:family="text">
      <style:text-properties fo:color="#808080" loext:opacity="100%" officeooo:rsid="006706eb"/>
    </style:style>
    <style:style style:name="T39" style:family="text">
      <style:text-properties fo:color="#808080" loext:opacity="100%" officeooo:rsid="00a54485"/>
    </style:style>
    <style:style style:name="T40" style:family="text">
      <style:text-properties fo:font-size="8pt" officeooo:rsid="0023ca8c" style:font-size-asian="8pt" style:font-size-complex="8pt"/>
    </style:style>
    <style:style style:name="T41" style:family="text">
      <style:text-properties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42" style:family="text">
      <style:text-properties officeooo:rsid="00189b5e"/>
    </style:style>
    <style:style style:name="T43" style:family="text">
      <style:text-properties officeooo:rsid="001a3404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a3404" style:font-weight-asian="bold" style:font-weight-complex="bold"/>
    </style:style>
    <style:style style:name="T46" style:family="text">
      <style:text-properties fo:font-weight="bold" officeooo:rsid="00336512" style:font-weight-asian="bold" style:font-weight-complex="bold"/>
    </style:style>
    <style:style style:name="T47" style:family="text">
      <style:text-properties fo:font-weight="bold" officeooo:rsid="0023ca8c" style:font-weight-asian="bold" style:font-weight-complex="bold"/>
    </style:style>
    <style:style style:name="T48" style:family="text">
      <style:text-properties fo:font-weight="bold" officeooo:rsid="00a54485" style:font-weight-asian="bold" style:font-weight-complex="bold"/>
    </style:style>
    <style:style style:name="T49" style:family="text">
      <style:text-properties fo:font-weight="bold" officeooo:rsid="003a6be9" style:font-weight-asian="bold" style:font-weight-complex="bold"/>
    </style:style>
    <style:style style:name="T50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51" style:family="text">
      <style:text-properties fo:font-weight="bold" officeooo:rsid="00b2ad5e" style:font-name-asian="NSimSun1" style:font-weight-asian="bold" style:font-name-complex="Liberation Mono" style:font-weight-complex="bold"/>
    </style:style>
    <style:style style:name="T52" style:family="text">
      <style:text-properties style:font-name="Calibri2"/>
    </style:style>
    <style:style style:name="T53" style:family="text">
      <style:text-properties style:font-name="Calibri2" fo:font-size="9pt" officeooo:rsid="003e6f1c" style:font-size-asian="9pt" style:font-size-complex="9pt"/>
    </style:style>
    <style:style style:name="T54" style:family="text">
      <style:text-properties style:font-name="Calibri2" officeooo:rsid="001be741"/>
    </style:style>
    <style:style style:name="T55" style:family="text">
      <style:text-properties style:font-name="Calibri2" officeooo:rsid="001e1812"/>
    </style:style>
    <style:style style:name="T56" style:family="text">
      <style:text-properties style:font-name="Calibri2" officeooo:rsid="002158b6"/>
    </style:style>
    <style:style style:name="T57" style:family="text">
      <style:text-properties style:font-name="Calibri2" officeooo:rsid="0023125b"/>
    </style:style>
    <style:style style:name="T58" style:family="text">
      <style:text-properties style:font-name="Calibri2" fo:font-style="italic" officeooo:rsid="0023125b" style:font-style-asian="italic" style:font-style-complex="italic"/>
    </style:style>
    <style:style style:name="T59" style:family="text">
      <style:text-properties style:font-name="Calibri2" fo:font-style="italic" officeooo:rsid="001be741" style:font-style-asian="italic" style:font-style-complex="italic"/>
    </style:style>
    <style:style style:name="T60" style:family="text">
      <style:text-properties style:font-name="Calibri2" fo:font-style="italic" officeooo:rsid="001d3346" style:font-style-asian="italic" style:font-style-complex="italic"/>
    </style:style>
    <style:style style:name="T61" style:family="text">
      <style:text-properties style:font-name="Calibri2" fo:font-style="italic" officeooo:rsid="0098241b" style:font-style-asian="italic" style:font-style-complex="italic"/>
    </style:style>
    <style:style style:name="T62" style:family="text">
      <style:text-properties style:font-name="Calibri2" fo:font-style="italic" officeooo:rsid="009979de" style:font-style-asian="italic" style:font-style-complex="italic"/>
    </style:style>
    <style:style style:name="T63" style:family="text">
      <style:text-properties style:font-name="Calibri2" officeooo:rsid="0025e125"/>
    </style:style>
    <style:style style:name="T64" style:family="text">
      <style:text-properties style:font-name="Calibri2" officeooo:rsid="003e6f1c"/>
    </style:style>
    <style:style style:name="T65" style:family="text">
      <style:text-properties style:font-name="Calibri2" officeooo:rsid="008b4e6e"/>
    </style:style>
    <style:style style:name="T66" style:family="text">
      <style:text-properties style:font-name="Calibri2" officeooo:rsid="0098241b"/>
    </style:style>
    <style:style style:name="T67" style:family="text">
      <style:text-properties style:font-name="Calibri2" officeooo:rsid="009979de"/>
    </style:style>
    <style:style style:name="T68" style:family="text">
      <style:text-properties style:font-name="Calibri2" officeooo:rsid="009cad2b"/>
    </style:style>
    <style:style style:name="T69" style:family="text">
      <style:text-properties style:font-name="Calibri2" officeooo:rsid="00b2dc4f"/>
    </style:style>
    <style:style style:name="T70" style:family="text">
      <style:text-properties officeooo:rsid="001be741"/>
    </style:style>
    <style:style style:name="T71" style:family="text">
      <style:text-properties style:font-name="Calibri3" fo:font-size="9pt" fo:font-style="normal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2" style:family="text">
      <style:text-properties style:font-name="Calibri3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3" style:family="text">
      <style:text-properties style:font-name="Calibri3" style:font-name-complex="Courier New"/>
    </style:style>
    <style:style style:name="T74" style:family="text">
      <style:text-properties style:font-name="Calibri3" fo:font-style="normal" officeooo:rsid="0023ca8c" style:font-style-asian="normal" style:font-name-complex="Courier New" style:font-style-complex="normal"/>
    </style:style>
    <style:style style:name="T75" style:family="text">
      <style:text-properties style:font-name="Calibri3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76" style:family="text">
      <style:text-properties officeooo:rsid="001d3346"/>
    </style:style>
    <style:style style:name="T77" style:family="text">
      <style:text-properties officeooo:rsid="001e1812"/>
    </style:style>
    <style:style style:name="T78" style:family="text">
      <style:text-properties officeooo:rsid="001ee4fa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1ee4fa" style:font-style-asian="italic" style:font-style-complex="italic"/>
    </style:style>
    <style:style style:name="T81" style:family="text">
      <style:text-properties fo:font-style="italic" officeooo:rsid="00261907" style:font-style-asian="italic" style:font-style-complex="italic"/>
    </style:style>
    <style:style style:name="T82" style:family="text">
      <style:text-properties fo:font-style="italic" officeooo:rsid="001a3404" style:font-style-asian="italic" style:font-style-complex="italic"/>
    </style:style>
    <style:style style:name="T83" style:family="text">
      <style:text-properties fo:font-style="italic" officeooo:rsid="00a9c3f2" style:font-style-asian="italic" style:font-style-complex="italic"/>
    </style:style>
    <style:style style:name="T84" style:family="text">
      <style:text-properties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fo:font-style="italic" fo:font-weight="normal" officeooo:rsid="009153e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7353f" style:font-style-asian="italic" style:font-weight-asian="normal" style:font-style-complex="italic" style:font-weight-complex="normal"/>
    </style:style>
    <style:style style:name="T87" style:family="text">
      <style:text-properties officeooo:rsid="0020bdac"/>
    </style:style>
    <style:style style:name="T88" style:family="text">
      <style:text-properties officeooo:rsid="0020e979"/>
    </style:style>
    <style:style style:name="T89" style:family="text">
      <style:text-properties fo:font-weight="normal" officeooo:rsid="00336512" style:font-weight-asian="normal" style:font-weight-complex="normal"/>
    </style:style>
    <style:style style:name="T90" style:family="text">
      <style:text-properties fo:font-weight="normal" officeooo:rsid="002c0a74" style:font-weight-asian="normal" style:font-weight-complex="normal"/>
    </style:style>
    <style:style style:name="T91" style:family="text">
      <style:text-properties fo:font-weight="normal" officeooo:rsid="009153e1" style:font-weight-asian="normal" style:font-weight-complex="normal"/>
    </style:style>
    <style:style style:name="T92" style:family="text">
      <style:text-properties fo:font-weight="normal" officeooo:rsid="0023ca8c" style:font-weight-asian="normal" style:font-weight-complex="normal"/>
    </style:style>
    <style:style style:name="T93" style:family="text">
      <style:text-properties fo:font-weight="normal" officeooo:rsid="00a1402f" style:font-weight-asian="normal" style:font-weight-complex="normal"/>
    </style:style>
    <style:style style:name="T94" style:family="text">
      <style:text-properties fo:font-weight="normal" officeooo:rsid="00a475eb" style:font-weight-asian="normal" style:font-weight-complex="normal"/>
    </style:style>
    <style:style style:name="T95" style:family="text">
      <style:text-properties fo:font-weight="normal" officeooo:rsid="0067353f" style:font-weight-asian="normal" style:font-weight-complex="normal"/>
    </style:style>
    <style:style style:name="T96" style:family="text">
      <style:text-properties fo:font-weight="normal" officeooo:rsid="003a6be9" style:font-weight-asian="normal" style:font-weight-complex="normal"/>
    </style:style>
    <style:style style:name="T97" style:family="text">
      <style:text-properties fo:font-weight="normal" officeooo:rsid="00a475eb" style:font-name-asian="NSimSun1" style:font-weight-asian="normal" style:font-weight-complex="normal"/>
    </style:style>
    <style:style style:name="T98" style:family="text">
      <style:text-properties officeooo:rsid="00223f03"/>
    </style:style>
    <style:style style:name="T99" style:family="text">
      <style:text-properties style:font-name="Bahnschrift Light"/>
    </style:style>
    <style:style style:name="T100" style:family="text">
      <style:text-properties style:font-name="Bahnschrift Light" fo:font-size="8pt" style:font-size-asian="8pt" style:font-size-complex="8pt"/>
    </style:style>
    <style:style style:name="T101" style:family="text">
      <style:text-properties style:font-name="Bahnschrift Light" fo:font-size="8pt" officeooo:rsid="00948e85" style:font-size-asian="8pt" style:font-size-complex="8pt"/>
    </style:style>
    <style:style style:name="T102" style:family="text">
      <style:text-properties officeooo:rsid="002a0ac9"/>
    </style:style>
    <style:style style:name="T103" style:family="text">
      <style:text-properties officeooo:rsid="0031daba"/>
    </style:style>
    <style:style style:name="T104" style:family="text">
      <style:text-properties officeooo:rsid="00350115"/>
    </style:style>
    <style:style style:name="T105" style:family="text">
      <style:text-properties officeooo:rsid="00357f45"/>
    </style:style>
    <style:style style:name="T106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7" style:family="text">
      <style:text-properties officeooo:rsid="003a6be9"/>
    </style:style>
    <style:style style:name="T108" style:family="text">
      <style:text-properties officeooo:rsid="003c7ead"/>
    </style:style>
    <style:style style:name="T109" style:family="text">
      <style:text-properties style:font-name-asian="Microsoft YaHei" style:font-name-complex="Lucida Sans"/>
    </style:style>
    <style:style style:name="T110" style:family="text">
      <style:text-properties officeooo:rsid="0037f642" style:font-name-asian="Microsoft YaHei" style:font-name-complex="Lucida Sans"/>
    </style:style>
    <style:style style:name="T111" style:family="text">
      <style:text-properties officeooo:rsid="0042c600"/>
    </style:style>
    <style:style style:name="T112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113" style:family="text">
      <style:text-properties fo:color="#2b3789" loext:opacity="100%" style:font-name="Bahnschrift Light" fo:font-size="8pt" style:font-size-asian="8pt" style:font-size-complex="8pt"/>
    </style:style>
    <style:style style:name="T114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15" style:family="text">
      <style:text-properties fo:color="#2b3789" loext:opacity="100%" fo:font-style="italic" officeooo:rsid="001ee4fa" style:font-style-asian="italic" style:font-name-complex="Courier New" style:font-style-complex="italic"/>
    </style:style>
    <style:style style:name="T116" style:family="text">
      <style:text-properties fo:color="#2b3789" loext:opacity="100%" fo:font-style="italic" officeooo:rsid="0033bc01" style:font-style-asian="italic" style:font-name-complex="Courier New" style:font-style-complex="italic"/>
    </style:style>
    <style:style style:name="T117" style:family="text">
      <style:text-properties officeooo:rsid="004b8f48"/>
    </style:style>
    <style:style style:name="T118" style:family="text">
      <style:text-properties fo:color="#9370db" loext:opacity="100%" style:font-name="Bahnschrift Light" fo:font-size="8pt" style:font-size-asian="8pt" style:font-size-complex="8pt"/>
    </style:style>
    <style:style style:name="T119" style:family="text">
      <style:text-properties officeooo:rsid="0052f637"/>
    </style:style>
    <style:style style:name="T120" style:family="text">
      <style:text-properties officeooo:rsid="0053cc72"/>
    </style:style>
    <style:style style:name="T121" style:family="text">
      <style:text-properties style:font-name="Calibri1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2" style:family="text">
      <style:text-properties style:font-name="Calibri1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3" style:family="text">
      <style:text-properties style:font-name="Calibri1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4" style:family="text">
      <style:text-properties style:font-name="Calibri1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5" style:family="text">
      <style:text-properties style:font-name="Calibri1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6" style:family="text">
      <style:text-properties style:font-name="Calibri1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7" style:family="text">
      <style:text-properties fo:color="#c9211e" loext:opacity="100%"/>
    </style:style>
    <style:style style:name="T128" style:family="text">
      <style:text-properties fo:color="#c9211e" loext:opacity="100%" style:font-name="Bahnschrift Light1" fo:font-style="normal" officeooo:rsid="00284da2" style:font-style-asian="normal" style:font-name-complex="Courier New" style:font-style-complex="normal"/>
    </style:style>
    <style:style style:name="T129" style:family="text">
      <style:text-properties fo:color="#8b4513" loext:opacity="100%" style:font-name="Bahnschrift Light1" fo:font-size="8pt" fo:font-style="normal" style:font-size-asian="8pt" style:font-style-asian="normal" style:font-name-complex="Courier New" style:font-size-complex="8pt" style:font-style-complex="normal"/>
    </style:style>
    <style:style style:name="T130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31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32" style:family="text">
      <style:text-properties fo:color="#8b4513" loext:opacity="100%" style:font-name="Bahnschrift Light1" fo:font-size="8pt" style:font-size-asian="8pt" style:font-size-complex="8pt"/>
    </style:style>
    <style:style style:name="T133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34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35" style:family="text">
      <style:text-properties officeooo:rsid="005fe659"/>
    </style:style>
    <style:style style:name="T136" style:family="text">
      <style:text-properties officeooo:rsid="00606480"/>
    </style:style>
    <style:style style:name="T137" style:family="text">
      <style:text-properties officeooo:rsid="0060860a"/>
    </style:style>
    <style:style style:name="T138" style:family="text">
      <style:text-properties style:font-name="Calibri4"/>
    </style:style>
    <style:style style:name="T139" style:family="text">
      <style:text-properties officeooo:rsid="006706eb"/>
    </style:style>
    <style:style style:name="T140" style:family="text">
      <style:text-properties fo:font-size="9pt" officeooo:rsid="00696b03" style:font-size-asian="9pt" style:font-size-complex="9pt"/>
    </style:style>
    <style:style style:name="T141" style:family="text">
      <style:text-properties fo:font-size="9pt" officeooo:rsid="00284da2" style:font-size-asian="9pt" style:font-size-complex="9pt"/>
    </style:style>
    <style:style style:name="T142" style:family="text">
      <style:text-properties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43" style:family="text">
      <style:text-properties fo:font-size="9pt" fo:font-weight="normal" officeooo:rsid="0067353f" style:font-size-asian="9pt" style:font-weight-asian="normal" style:font-size-complex="9pt" style:font-weight-complex="normal"/>
    </style:style>
    <style:style style:name="T144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45" style:family="text">
      <style:text-properties officeooo:rsid="00676dde"/>
    </style:style>
    <style:style style:name="T146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47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48" style:family="text">
      <style:text-properties fo:font-variant="normal" fo:text-transform="none" fo:color="#1d1c1d" loext:opacity="100%" style:font-name="Calibri3" fo:font-size="9pt" fo:letter-spacing="normal" fo:font-style="normal" fo:font-weight="normal" style:font-size-asian="9pt" style:font-size-complex="9pt"/>
    </style:style>
    <style:style style:name="T149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7c2e9" style:font-size-asian="9pt" style:font-size-complex="9pt"/>
    </style:style>
    <style:style style:name="T150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9506e" style:font-size-asian="9pt" style:font-size-complex="9pt"/>
    </style:style>
    <style:style style:name="T151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aacb0" style:font-size-asian="9pt" style:font-size-complex="9pt"/>
    </style:style>
    <style:style style:name="T152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cb3cb" style:font-size-asian="9pt" style:font-size-complex="9pt"/>
    </style:style>
    <style:style style:name="T153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887607" style:font-size-asian="9pt" style:font-size-complex="9pt"/>
    </style:style>
    <style:style style:name="T154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55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56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57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58" style:family="text">
      <style:text-properties fo:font-variant="normal" fo:text-transform="none" fo:color="#1d1c1d" loext:opacity="100%" style:font-name="Calibri3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59" style:family="text">
      <style:text-properties fo:font-variant="normal" fo:text-transform="none" fo:color="#1d1c1d" loext:opacity="100%" style:font-name="Calibri3" fo:font-size="9pt" fo:letter-spacing="normal" fo:font-style="italic" fo:font-weight="normal" style:font-size-asian="9pt" style:font-style-asian="italic" style:font-size-complex="9pt" style:font-style-complex="italic"/>
    </style:style>
    <style:style style:name="T160" style:family="text">
      <style:text-properties fo:font-variant="normal" fo:text-transform="none" fo:color="#1d1c1d" loext:opacity="100%" style:font-name="Calibri3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61" style:family="text">
      <style:text-properties fo:font-variant="normal" fo:text-transform="none" fo:color="#808080" loext:opacity="100%" style:font-name="Calibri3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62" style:family="text">
      <style:text-properties fo:color="#6b8e23" loext:opacity="100%" officeooo:rsid="006ad226"/>
    </style:style>
    <style:style style:name="T163" style:family="text">
      <style:text-properties officeooo:rsid="006adaf1"/>
    </style:style>
    <style:style style:name="T164" style:family="text">
      <style:text-properties officeooo:rsid="006ce77a"/>
    </style:style>
    <style:style style:name="T165" style:family="text">
      <style:text-properties officeooo:rsid="006f3ba8"/>
    </style:style>
    <style:style style:name="T166" style:family="text">
      <style:text-properties officeooo:rsid="0075e4a5"/>
    </style:style>
    <style:style style:name="T167" style:family="text">
      <style:text-properties officeooo:rsid="008b4e6e"/>
    </style:style>
    <style:style style:name="T168" style:family="text">
      <style:text-properties fo:color="#1d1c1d" loext:opacity="100%" style:text-position="super 58%" style:font-name="Calibri4" officeooo:rsid="008cff7a"/>
    </style:style>
    <style:style style:name="T169" style:family="text">
      <style:text-properties fo:color="#1d1c1d" loext:opacity="100%" style:text-position="super 58%" style:font-name="Calibri4" fo:font-size="9pt" officeooo:rsid="008cff7a" style:font-size-asian="9pt" style:font-name-complex="Courier New" style:font-size-complex="9pt"/>
    </style:style>
    <style:style style:name="T170" style:family="text">
      <style:text-properties officeooo:rsid="008f116e"/>
    </style:style>
    <style:style style:name="T171" style:family="text">
      <style:text-properties officeooo:rsid="009153e1"/>
    </style:style>
    <style:style style:name="T172" style:family="text">
      <style:text-properties officeooo:rsid="0093874b"/>
    </style:style>
    <style:style style:name="T173" style:family="text">
      <style:text-properties officeooo:rsid="009979de"/>
    </style:style>
    <style:style style:name="T174" style:family="text">
      <style:text-properties officeooo:rsid="009cad2b"/>
    </style:style>
    <style:style style:name="T175" style:family="text">
      <style:text-properties officeooo:rsid="009f42f9"/>
    </style:style>
    <style:style style:name="T176" style:family="text">
      <style:text-properties officeooo:rsid="00a54485"/>
    </style:style>
    <style:style style:name="T177" style:family="text">
      <style:text-properties fo:font-style="normal" fo:font-weight="normal" officeooo:rsid="00a54485" style:font-name-asian="NSimSun1" style:font-style-asian="normal" style:font-weight-asian="normal" style:font-name-complex="Courier New" style:font-style-complex="normal" style:font-weight-complex="normal"/>
    </style:style>
    <style:style style:name="T178" style:family="text">
      <style:text-properties fo:font-style="normal" fo:font-weight="normal" officeooo:rsid="00a1402f" style:font-style-asian="normal" style:font-weight-asian="normal" style:font-name-complex="Courier New" style:font-style-complex="normal" style:font-weight-complex="normal"/>
    </style:style>
    <style:style style:name="T179" style:family="text">
      <style:text-properties fo:font-style="normal" fo:font-weight="normal" officeooo:rsid="00336512" style:font-style-asian="normal" style:font-weight-asian="normal" style:font-name-complex="Courier New" style:font-style-complex="normal" style:font-weight-complex="normal"/>
    </style:style>
    <style:style style:name="T180" style:family="text">
      <style:text-properties fo:font-style="normal" fo:font-weight="normal" officeooo:rsid="0023ca8c" style:font-style-asian="normal" style:font-weight-asian="normal" style:font-name-complex="Courier New" style:font-style-complex="normal" style:font-weight-complex="normal"/>
    </style:style>
    <style:style style:name="T181" style:family="text">
      <style:text-properties fo:font-style="normal" fo:font-weight="bold" officeooo:rsid="0023ca8c" style:font-style-asian="normal" style:font-weight-asian="bold" style:font-name-complex="Courier New" style:font-style-complex="normal" style:font-weight-complex="bold"/>
    </style:style>
    <style:style style:name="T182" style:family="text">
      <style:text-properties fo:font-style="normal" fo:font-weight="bold" officeooo:rsid="00336512" style:font-style-asian="normal" style:font-weight-asian="bold" style:font-name-complex="Courier New" style:font-style-complex="normal" style:font-weight-complex="bold"/>
    </style:style>
    <style:style style:name="T183" style:family="text">
      <style:text-properties officeooo:rsid="00a73910"/>
    </style:style>
    <style:style style:name="T184" style:family="text">
      <style:text-properties style:font-name="Bahnschrift Light1" fo:font-size="8pt" officeooo:rsid="001a3404" style:font-size-asian="8pt" style:font-size-complex="8pt"/>
    </style:style>
    <style:style style:name="T185" style:family="text">
      <style:text-properties fo:color="#666666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186" style:family="text">
      <style:text-properties fo:color="#666666" loext:opacity="100%" fo:font-style="normal" fo:font-weight="normal" officeooo:rsid="00a9c3f2" style:font-style-asian="normal" style:font-weight-asian="normal" style:font-style-complex="normal" style:font-weight-complex="normal"/>
    </style:style>
    <style:style style:name="T187" style:family="text">
      <style:text-properties fo:color="#666666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188" style:family="text">
      <style:text-properties fo:color="#666666" loext:opacity="100%" style:font-name="Calibri2" fo:font-style="normal" fo:font-weight="normal" officeooo:rsid="0098241b" style:font-style-asian="normal" style:font-weight-asian="normal" style:font-style-complex="normal" style:font-weight-complex="normal"/>
    </style:style>
    <style:style style:name="T189" style:family="text">
      <style:text-properties fo:color="#666666" loext:opacity="100%" style:font-name="Calibri2" fo:font-style="normal" fo:font-weight="normal" officeooo:rsid="009cad2b" style:font-style-asian="normal" style:font-weight-asian="normal" style:font-style-complex="normal" style:font-weight-complex="normal"/>
    </style:style>
    <style:style style:name="T190" style:family="text">
      <style:text-properties fo:color="#666666" loext:opacity="100%" style:font-name="Calibri2" fo:font-weight="normal" officeooo:rsid="0098241b" style:font-weight-asian="normal" style:font-weight-complex="normal"/>
    </style:style>
    <style:style style:name="T191" style:family="text">
      <style:text-properties fo:color="#666666" loext:opacity="100%" style:font-name="Calibri2" fo:font-weight="normal" officeooo:rsid="009cad2b" style:font-weight-asian="normal" style:font-weight-complex="normal"/>
    </style:style>
    <style:style style:name="T192" style:family="text">
      <style:text-properties fo:color="#666666" loext:opacity="100%" fo:font-weight="normal" officeooo:rsid="009cad2b" style:font-weight-asian="normal" style:font-weight-complex="normal"/>
    </style:style>
    <style:style style:name="T193" style:family="text">
      <style:text-properties fo:color="#666666" loext:opacity="100%" fo:font-weight="normal" officeooo:rsid="00a9c3f2" style:font-weight-asian="normal" style:font-weight-complex="normal"/>
    </style:style>
    <style:style style:name="T194" style:family="text">
      <style:text-properties fo:color="#666666" loext:opacity="100%" fo:font-weight="normal" officeooo:rsid="001e1812" style:font-weight-asian="normal" style:font-weight-complex="normal"/>
    </style:style>
    <style:style style:name="T195" style:family="text">
      <style:text-properties officeooo:rsid="00af76b7"/>
    </style:style>
    <style:style style:name="T196" style:family="text">
      <style:text-properties officeooo:rsid="00b0ba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header-rows>
                <table:table-row table:style-name="Table3.1">
                  <table:table-cell table:style-name="Table3.A1" table:number-columns-spanned="6" office:value-type="string">
                    <text:p text:style-name="P89"><text:span text:style-name="T64">Annotations</text:span> <text:span text:style-name="T70">(</text:span><text:span text:style-name="T63">org.apache.isis.applib.annotation</text:span><text:span text:style-name="T69">s</text:span><text:span text:style-name="T70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23"><text:span text:style-name="T22">@Domain</text:span><text:span text:style-name="T27">Service</text:span></text:p>
                  <text:p text:style-name="P61"><text:span text:style-name="T27">t</text:span><text:span text:style-name="T22">ype</text:span></text:p>
                </table:table-cell>
                <table:table-cell table:style-name="Table3.B2" table:number-columns-spanned="5" office:value-type="string">
                  <text:p text:style-name="P78">Indicates a class is a <text:span text:style-name="T56">domain service singleton </text:span><text:span text:style-name="T57">that contributes </text:span><text:span text:style-name="T58">Actions</text:span><text:span text:style-name="T57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599040">
                <table:table-cell table:style-name="Table3.A3" office:value-type="string">
                  <text:p text:style-name="P23"><text:span text:style-name="T22">@Domain</text:span><text:span text:style-name="T27">Service</text:span><text:span text:style-name="T22">Layout</text:span></text:p>
                  <text:p text:style-name="P61"><text:span text:style-name="T27">t</text:span><text:span text:style-name="T22">ype</text:span></text:p>
                </table:table-cell>
                <table:table-cell table:style-name="Table3.B3" table:number-columns-spanned="5" office:value-type="string">
                  <text:p text:style-name="P79">Domain <text:span text:style-name="T56">service</text:span> layout customization. <text:span text:style-name="T120">When present, o</text:span><text:span text:style-name="T107">verridden by </text:span><text:span text:style-name="T130">menubars.layout.xml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583808">
                <table:table-cell table:style-name="Table3.A17" office:value-type="string">
                  <text:p text:style-name="P84">@<text:span text:style-name="T52">HomePage</text:span></text:p>
                  <text:p text:style-name="P68">type</text:p>
                </table:table-cell>
                <table:table-cell table:style-name="Table3.B4" office:value-type="string">
                  <text:p text:style-name="P71"><text:span text:style-name="T77">I</text:span>ndicate<text:span text:style-name="T77">s</text:span> which <text:span text:style-name="T77">view-model should be used </text:span><text:span text:style-name="T55">to render as homepage</text:span>.</text:p>
                </table:table-cell>
                <table:table-cell table:style-name="Table3.C4" table:number-columns-spanned="2" office:value-type="string">
                  <text:p text:style-name="P85">@Ti<text:span text:style-name="T104">t</text:span>le</text:p>
                  <text:p text:style-name="P66">field, method</text:p>
                </table:table-cell>
                <table:covered-table-cell/>
                <table:table-cell table:style-name="Table3.E4" table:number-columns-spanned="2" office:value-type="string">
                  <text:p text:style-name="P73"><text:span text:style-name="T77">I</text:span>ndicate<text:span text:style-name="T77">s</text:span> which <text:span text:style-name="T83">P</text:span><text:span text:style-name="T79">roperty</text:span> or <text:span text:style-name="T83">P</text:span><text:span text:style-name="T79">roperties</text:span> make up the object title.</text:p>
                </table:table-cell>
                <table:covered-table-cell/>
              </table:table-row>
              <table:table-row table:style-name="TableLine2669290614272">
                <table:table-cell table:style-name="Table3.A17" office:value-type="string">
                  <text:p text:style-name="P33">@DomainObject</text:p>
                  <text:p text:style-name="P61"><text:span text:style-name="T27">t</text:span><text:span text:style-name="T22">ype</text:span></text:p>
                </table:table-cell>
                <table:table-cell table:style-name="Table3.B5" table:number-columns-spanned="5" office:value-type="string">
                  <text:p text:style-name="P81">Indicates a class that has an <text:span text:style-name="T79">identity</text:span> and is <text:span text:style-name="T79">bookmarkable</text:span>, i<text:span text:style-name="T102">t i</text:span>s either a <text:span text:style-name="T84">view-model</text:span> or an <text:span text:style-name="T84">entity</text:span>.</text:p>
                  <text:p text:style-name="P103"><text:span text:style-name="T140">View-models may a</text:span><text:span text:style-name="T141">lternatively implement interface </text:span><text:span text:style-name="T133">ViewModel </text:span><text:span text:style-name="T6">and optionally </text:span><text:span text:style-name="T134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00128">
                <table:table-cell table:style-name="Table3.A17" office:value-type="string">
                  <text:p text:style-name="P33">@DomainObjectLayout</text:p>
                  <text:p text:style-name="P61"><text:span text:style-name="T27">t</text:span><text:span text:style-name="T22">ype</text:span></text:p>
                </table:table-cell>
                <table:table-cell table:style-name="Table3.B6" table:number-columns-spanned="5" office:value-type="string">
                  <text:p text:style-name="P79">Domain object layout customization. <text:span text:style-name="T120">When present, overriden by </text:span></text:p>
                  <text:p text:style-name="P80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24"><text:span text:style-name="T22">@</text:span><text:span text:style-name="T25">Action</text:span></text:p>
                  <text:p text:style-name="P62"><text:span text:style-name="T76">m</text:span>ethod, <text:s/>mixin</text:p>
                </table:table-cell>
                <table:table-cell table:style-name="Table3.B8" table:number-columns-spanned="5" office:value-type="string">
                  <text:p text:style-name="P75"><text:span text:style-name="T9">Indicates that a method </text:span><text:span text:style-name="T10">contributes a</text:span><text:span text:style-name="T15">n </text:span><text:span text:style-name="T16">A</text:span><text:span text:style-name="T15">ction</text:span><text:span text:style-name="T10">.</text:span></text:p>
                  <text:p text:style-name="P106"><text:span text:style-name="T94">Example</text:span><text:span text:style-name="T93">: </text:span><text:span text:style-name="T89">@</text:span><text:span text:style-name="T96">Action</text:span><text:span text:style-name="T49"> .. </text:span><text:span text:style-name="T96">placeOrder</text:span><text:span text:style-name="T107">(X x, Y y, Z z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54"><text:span text:style-name="T17">Action</text:span><text:span text:style-name="T18"> </text:span><text:span text:style-name="T19">support methods</text:span><text:span text:style-name="T114"> </text:span></text:p>
                </table:table-cell>
                <table:table-cell table:style-name="Table3.B8" table:number-columns-spanned="5" office:value-type="string">
                  <text:p text:style-name="P9"><text:span text:style-name="T28">String</text:span><text:span text:style-name="T169">[1]</text:span><text:span text:style-name="T28"> </text:span><text:span text:style-name="T13">named</text:span><text:span text:style-name="T3">PlaceOrder()</text:span><text:span text:style-name="T28"> <text:s text:c="11"/>String</text:span><text:span text:style-name="T169">[1]</text:span><text:span text:style-name="T28"> </text:span><text:span text:style-name="T14">described</text:span><text:span text:style-name="T3">PlaceOrder()</text:span></text:p>
                  <text:p text:style-name="P9"><text:span text:style-name="T28">boolean</text:span> <text:span text:style-name="T44">hide</text:span>PlaceOrder() <text:s/><text:span text:style-name="T176"><text:s text:c="14"/></text:span><text:span text:style-name="T39">boolean</text:span><text:span text:style-name="T176"> </text:span><text:span text:style-name="T48">hide</text:span><text:span text:style-name="T176">{0|1|2}PlaceOrder(X|Y|Z)</text:span></text:p>
                  <text:p text:style-name="P9"><text:span text:style-name="T28">String</text:span><text:span text:style-name="T169">[1]</text:span> <text:span text:style-name="T44">disable</text:span>PlaceOrder() <text:s text:c="10"/><text:span text:style-name="T28">String</text:span><text:span text:style-name="T169">[1]</text:span> <text:span text:style-name="T13">disable</text:span>{0|1|2}PlaceOrder(X|Y|Z) </text:p>
                  <text:p text:style-name="P12"><text:span text:style-name="T28">X|Y|Z <text:s/></text:span><text:span text:style-name="T13">default</text:span><text:span text:style-name="T3">{0|1|2}PlaceOrder()</text:span></text:p>
                  <text:p text:style-name="P13"><text:span text:style-name="T28">Collection</text:span><text:span text:style-name="T3">&lt;X|Y|Z&gt; </text:span><text:span text:style-name="T13">choices</text:span><text:span text:style-name="T3">{0|1|2}PlaceOrder(X|Y|Z) </text:span></text:p>
                  <text:p text:style-name="P8"><text:span text:style-name="T28">Collection</text:span>&lt;X|Y|Z&gt; <text:span text:style-name="T44">autoComplete</text:span>{0|1|2}PlaceOrder(X|Y|Z, </text:p>
                  <text:p text:style-name="P8"><text:s text:c="65"/>@MinLength(3) <text:span text:style-name="T36">String</text:span><text:span text:style-name="T136"> </text:span>search) <text:span text:style-name="T127">2 args</text:span></text:p>
                  <text:p text:style-name="P9"><text:span text:style-name="T28">String</text:span><text:span text:style-name="T169">[1]</text:span> <text:span text:style-name="T44">validate</text:span>{0|1|2}PlaceOrder(X|Y|Z)</text:p>
                  <text:p text:style-name="P10"><text:span text:style-name="T28">String</text:span><text:span text:style-name="T169">[1]</text:span> <text:span text:style-name="T44">validate</text:span>PlaceOrder(X x, Y y, Z z) 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14816">
                <table:table-cell table:style-name="Table3.A9" office:value-type="string">
                  <text:p text:style-name="P24"><text:span text:style-name="T22">@</text:span><text:span text:style-name="T25">Action</text:span><text:span text:style-name="T22">Layout</text:span></text:p>
                  <text:p text:style-name="P62"><text:span text:style-name="T171">method</text:span>, mixin</text:p>
                </table:table-cell>
                <table:table-cell table:style-name="Table3.B9" table:number-columns-spanned="5" office:value-type="string">
                  <text:p text:style-name="P79"><text:span text:style-name="T60">Action</text:span> layout customization. <text:span text:style-name="T120">When present, overriden by </text:span></text:p>
                  <text:p text:style-name="P80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12368">
                <table:table-cell table:style-name="Table3.A17" office:value-type="string">
                  <text:p text:style-name="P35">@Property</text:p>
                  <text:p text:style-name="P62">field, getter, mixin</text:p>
                </table:table-cell>
                <table:table-cell table:style-name="Table3.B10" table:number-columns-spanned="5" office:value-type="string">
                  <text:p text:style-name="P76">Indicates that a field or method <text:span text:style-name="T43">contributes a </text:span><text:span text:style-name="T81">P</text:span><text:span text:style-name="T82">roperty</text:span><text:span text:style-name="T43">. </text:span><text:span text:style-name="T183">I</text:span><text:span text:style-name="T43">f annotated with </text:span><text:span text:style-name="T184">@Title</text:span><text:span text:style-name="T43">, then used for (part of) the title of the object. </text:span><text:span text:style-name="T11">Typically </text:span><text:span text:style-name="T12">also </text:span><text:span text:style-name="T11">used with </text:span><text:span text:style-name="T8">@lombok.Getter @lombok.Setter</text:span></text:p>
                  <text:p text:style-name="P107"><text:span text:style-name="T97">Example</text:span><text:span text:style-name="T93">: </text:span><text:span text:style-name="T89">@</text:span><text:span text:style-name="T92">Propert</text:span><text:span text:style-name="T90">y .. </text:span><text:span text:style-name="T91">Email </text:span><text:span text:style-name="T89">email</text:span><text:span text:style-name="T46">, </text:span><text:span text:style-name="T47">get</text:span><text:span text:style-name="T40">Email(), </text:span><text:span text:style-name="T47">set</text:span><text:span text:style-name="T40">Email();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07744">
                <table:table-cell table:style-name="Table3.A17" office:value-type="string">
                  <text:p text:style-name="P57"><text:span text:style-name="T142">Property</text:span><text:span text:style-name="T143"> </text:span><text:span text:style-name="T144">support methods</text:span></text:p>
                </table:table-cell>
                <table:table-cell table:style-name="Table3.B11" table:number-columns-spanned="5" office:value-type="string">
                  <text:p text:style-name="P8"><text:span text:style-name="T28">String</text:span><text:span text:style-name="T169">[1]</text:span> <text:span text:style-name="T44">named</text:span>Email() <text:s text:c="23"/><text:span text:style-name="T28">String</text:span><text:span text:style-name="T169">[1]</text:span> <text:span text:style-name="T50">described</text:span>Email()</text:p>
                  <text:p text:style-name="P9"><text:span text:style-name="T28">boolean</text:span> <text:span text:style-name="T44">hide</text:span>Email() <text:s text:c="27"/><text:span text:style-name="T28">String</text:span><text:span text:style-name="T169">[1]</text:span> <text:span text:style-name="T44">disable</text:span>Email()</text:p>
                  <text:p text:style-name="P13"><text:span text:style-name="T28">Email</text:span> <text:span text:style-name="T51">default</text:span>Email() <text:s text:c="10"/><text:span text:style-name="T28">Collection&lt;Email&gt;</text:span> <text:span text:style-name="T44">choices</text:span>Email()</text:p>
                  <text:p text:style-name="P13"><text:span text:style-name="T28">Collection&lt;Email&gt;</text:span> <text:span text:style-name="T44">autoComplete</text:span>Email(@MinLength(3) <text:span text:style-name="T36">String</text:span><text:span text:style-name="T136"> </text:span>search) <text:s text:c="2"/></text:p>
                  <text:p text:style-name="P9"><text:span text:style-name="T28">String</text:span><text:span text:style-name="T169">[1]</text:span> <text:span text:style-name="T44">validate</text:span>Email(<text:span text:style-name="T171">Email</text:span>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06384">
                <table:table-cell table:style-name="Table3.A17" office:value-type="string">
                  <text:p text:style-name="P24"><text:span text:style-name="T22">@</text:span><text:span text:style-name="T26">Property</text:span><text:span text:style-name="T22">Layout</text:span></text:p>
                  <text:p text:style-name="P62">field, getter, mixin</text:p>
                </table:table-cell>
                <table:table-cell table:style-name="Table3.B12" table:number-columns-spanned="5" office:value-type="string">
                  <text:p text:style-name="P79"><text:span text:style-name="T59">Property</text:span> layout customization. <text:span text:style-name="T120">When present, overriden by</text:span></text:p>
                  <text:p text:style-name="P80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08016">
                <table:table-cell table:style-name="Table3.A17" office:value-type="string">
                  <text:p text:style-name="P24"><text:span text:style-name="T22">@</text:span><text:span text:style-name="T24">Collection</text:span></text:p>
                  <text:p text:style-name="P67">field, getter, mixin</text:p>
                </table:table-cell>
                <table:table-cell table:style-name="Table3.B13" table:number-columns-spanned="5" office:value-type="string">
                  <text:p text:style-name="P77">Indicates that a field or method <text:span text:style-name="T43">contributes a </text:span><text:span text:style-name="T81">C</text:span><text:span text:style-name="T59">ollection</text:span><text:span text:style-name="T54">, meaning a non-scalar property</text:span><text:span text:style-name="T43">. </text:span><text:span text:style-name="T74">Typically used with </text:span><text:span text:style-name="T75">@lombok.Getter @lombok.Setter</text:span></text:p>
                  <text:p text:style-name="P108"><text:span text:style-name="T177">Example</text:span><text:span text:style-name="T178">: </text:span><text:span text:style-name="T179">@</text:span><text:span text:style-name="T180">Collection ..</text:span><text:span text:style-name="T181"> </text:span><text:span text:style-name="T180">List&lt;Order&gt;</text:span><text:span text:style-name="T181"> </text:span><text:span text:style-name="T179">orders,</text:span><text:span text:style-name="T182"> </text:span><text:span text:style-name="T181">get</text:span><text:span text:style-name="T41">Orders(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16720">
                <table:table-cell table:style-name="Table3.A17" office:value-type="string">
                  <text:p text:style-name="P56"><text:span text:style-name="T85">C</text:span><text:span text:style-name="T86">ollection</text:span><text:span text:style-name="T95"> </text:span><text:span text:style-name="T89">support methods</text:span></text:p>
                </table:table-cell>
                <table:table-cell table:style-name="Table3.B14" table:number-columns-spanned="5" office:value-type="string">
                  <text:p text:style-name="P7"><text:span text:style-name="T28">String</text:span><text:span text:style-name="T169">[1]</text:span> <text:span text:style-name="T44">named</text:span>Orders() <text:s text:c="11"/><text:span text:style-name="T28">String</text:span><text:span text:style-name="T169">[1]</text:span> <text:span text:style-name="T44">described</text:span>Orders()</text:p>
                  <text:p text:style-name="P9"><text:span text:style-name="T28">boolean</text:span> <text:span text:style-name="T44">hide</text:span>Orders() <text:s text:c="2"/><text:span text:style-name="T176"><text:s text:c="13"/></text:span><text:span text:style-name="T28">String</text:span><text:span text:style-name="T169">[1]</text:span> <text:span text:style-name="T44">disable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12640">
                <table:table-cell table:style-name="Table3.A17" office:value-type="string">
                  <text:p text:style-name="P24"><text:span text:style-name="T22">@</text:span><text:span text:style-name="T24">Collection</text:span><text:span text:style-name="T22">Layout</text:span></text:p>
                  <text:p text:style-name="P62">field, getter, mixin</text:p>
                </table:table-cell>
                <table:table-cell table:style-name="Table3.B15" table:number-columns-spanned="5" office:value-type="string">
                  <text:p text:style-name="P82"><text:span text:style-name="T59">Collection</text:span> layout customization. <text:span text:style-name="T120">When present, overriden by</text:span></text:p>
                  <text:p text:style-name="P80"><text:span text:style-name="T131">Xxx.layout[.layoutName].xml &gt; Xxx.layout.xml &gt; </text:span><text:span text:style-name="T129">Xxx.layout.fallback.xml</text:span><text:span text:style-name="T12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06928">
                <table:table-cell table:style-name="Table3.A17" office:value-type="string">
                  <text:p text:style-name="P34">@Parameter</text:p>
                  <text:p text:style-name="P27"><text:span text:style-name="T115">p</text:span><text:span text:style-name="T116">arameter</text:span></text:p>
                </table:table-cell>
                <table:table-cell table:style-name="Table3.B16" office:value-type="string">
                  <text:p text:style-name="P83">Action parameter constraint and behavior <text:span text:style-name="T42">customization.</text:span></text:p>
                </table:table-cell>
                <table:table-cell table:style-name="Table3.C16" table:number-columns-spanned="2" office:value-type="string">
                  <text:p text:style-name="P26"><text:span text:style-name="T22">@</text:span><text:span text:style-name="T26">MinLength</text:span></text:p>
                  <text:p text:style-name="P64"><text:span text:style-name="T78">p</text:span>arameter</text:p>
                </table:table-cell>
                <table:covered-table-cell/>
                <table:table-cell table:style-name="Table3.E16" table:number-columns-spanned="2" office:value-type="string">
                  <text:p text:style-name="P87">Search parameter’<text:span text:style-name="T175">s</text:span> mini<text:span text:style-name="T175">m</text:span>um required character count.</text:p>
                </table:table-cell>
                <table:covered-table-cell/>
              </table:table-row>
              <table:table-row table:style-name="TableLine2669290613728">
                <table:table-cell table:style-name="Table3.A17" office:value-type="string">
                  <text:p text:style-name="P34">@ParameterLayout</text:p>
                  <text:p text:style-name="P62"><text:span text:style-name="T78">p</text:span>arameter</text:p>
                </table:table-cell>
                <table:table-cell table:style-name="Table3.B17" table:number-columns-spanned="5" office:value-type="string">
                  <text:p text:style-name="P83">Action parameter <text:span text:style-name="T52">layout</text:span> <text:span text:style-name="T42">customization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2669290608560">
                <table:table-cell table:style-name="Table3.A18" office:value-type="string">
                  <text:p text:style-name="P84">@<text:span text:style-name="T66">Object</text:span>Support</text:p>
                  <text:p text:style-name="P65">method</text:p>
                </table:table-cell>
                <table:table-cell table:style-name="Table3.B18" table:number-columns-spanned="2" office:value-type="string">
                  <text:p text:style-name="P74">Indicates that a method <text:span text:style-name="T78">supports </text:span><text:span text:style-name="T66">its</text:span><text:span text:style-name="T78"> </text:span><text:span text:style-name="T61">Object</text:span><text:span text:style-name="T78">. </text:span><text:span text:style-name="T173">N</text:span><text:span text:style-name="T67">ot allowed on </text:span><text:span text:style-name="T62">Mixins.</text:span></text:p>
                </table:table-cell>
                <table:covered-table-cell/>
                <table:table-cell table:style-name="Table3.D18" table:number-columns-spanned="2" office:value-type="string">
                  <text:p text:style-name="P86">@<text:span text:style-name="T66">Object</text:span><text:span text:style-name="T68">Lifecycle</text:span></text:p>
                  <text:p text:style-name="P69">method</text:p>
                </table:table-cell>
                <table:covered-table-cell/>
                <table:table-cell table:style-name="Table3.F18" office:value-type="string">
                  <text:p text:style-name="P88">Object lifecycle callback method. <text:span text:style-name="T196">(no-arg, void)</text:span></text:p>
                </table:table-cell>
              </table:table-row>
              <table:table-row table:style-name="TableLine2669290609376">
                <table:table-cell table:style-name="Table3.A19" office:value-type="string">
                  <text:p text:style-name="P85">@MemberSupport</text:p>
                  <text:p text:style-name="P66">method</text:p>
                </table:table-cell>
                <table:table-cell table:style-name="Table3.B19" table:number-columns-spanned="5" office:value-type="string">
                  <text:p text:style-name="P74">Indicates that a method <text:span text:style-name="T78">supports an </text:span><text:span text:style-name="T80">Action</text:span><text:span text:style-name="T78">, </text:span><text:span text:style-name="T80">Property</text:span><text:span text:style-name="T78"> or </text:span><text:span text:style-name="T80">Collection</text:span><text:span text:style-name="T78">. </text:span><text:span text:style-name="T173">Usable with</text:span><text:span text:style-name="T67"> </text:span><text:span text:style-name="T62">Objects</text:span><text:span text:style-name="T67"> and </text:span><text:span text:style-name="T62">Mixins</text:span><text:span text:style-name="T67">. Also allowed on the </text:span><text:span text:style-name="T62">Mixin’s</text:span><text:span text:style-name="T67"> main metho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669290594416">
                  <table:table-cell table:style-name="Table4.A1" table:number-columns-spanned="2" office:value-type="string">
                    <text:p text:style-name="P59">… <text:span text:style-name="T163">a</text:span>nnotations continued</text:p>
                  </table:table-cell>
                  <table:covered-table-cell/>
                </table:table-row>
              </table:table-header-rows>
              <table:table-row table:style-name="TableLine2669290610464">
                <table:table-cell table:style-name="Table4.A2" office:value-type="string">
                  <text:p text:style-name="P25"><text:span text:style-name="T22">@Domain.</text:span><text:span text:style-name="T23">Include</text:span></text:p>
                  <text:p text:style-name="P63"><text:span text:style-name="T42">field, </text:span>method</text:p>
                </table:table-cell>
                <table:table-cell table:style-name="Table4.B2" office:value-type="string">
                  <text:p text:style-name="P72">Indicates that a field or method must contribute to the metamodel.</text:p>
                </table:table-cell>
              </table:table-row>
              <table:table-row table:style-name="TableLine2669290615360">
                <table:table-cell table:style-name="Table4.A2" office:value-type="string">
                  <text:p text:style-name="P23"><text:span text:style-name="T22">@Domain.</text:span><text:span text:style-name="T23">Exclude</text:span></text:p>
                  <text:p text:style-name="P41">@Programmatic</text:p>
                  <text:p text:style-name="P62"><text:span text:style-name="T42">field, method, </text:span>type</text:p>
                </table:table-cell>
                <table:table-cell table:style-name="Table4.B2" office:value-type="string">
                  <text:p text:style-name="P70">Indicates that a field, <text:span text:style-name="T167">method</text:span> or <text:span text:style-name="T65">type</text:span> must <text:span text:style-name="T45">not</text:span><text:span text:style-name="T43"> </text:span>contribute to the metamodel.</text:p>
                </table:table-cell>
              </table:table-row>
            </table:table>
            <text:h text:style-name="P124" text:outline-level="2">Services <text:span text:style-name="T103">(</text:span><text:span text:style-name="T120">most </text:span><text:span text:style-name="T106">common</text:span><text:span text:style-name="T103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6">RepositoryService</text:p>
                </table:table-cell>
                <table:table-cell table:style-name="Table5.B1" office:value-type="string">
                  <text:p text:style-name="P102">access to persistence layer</text:p>
                </table:table-cell>
              </table:table-row>
              <table:table-row table:style-name="TableLine2669290599584">
                <table:table-cell table:style-name="Table5.A9" office:value-type="string">
                  <text:p text:style-name="P39">MessageService</text:p>
                </table:table-cell>
                <table:table-cell table:style-name="Table5.B9" office:value-type="string">
                  <text:p text:style-name="P102">UI notifications</text:p>
                </table:table-cell>
              </table:table-row>
              <table:table-row table:style-name="TableLine2669290600672">
                <table:table-cell table:style-name="Table5.A9" office:value-type="string">
                  <text:p text:style-name="P39">FactoryService</text:p>
                </table:table-cell>
                <table:table-cell table:style-name="Table5.B9" office:value-type="string">
                  <text:p text:style-name="P102">object construction</text:p>
                </table:table-cell>
              </table:table-row>
              <table:table-row table:style-name="TableLine2669290601216">
                <table:table-cell table:style-name="Table5.A9" office:value-type="string">
                  <text:p text:style-name="P39">ClockService</text:p>
                </table:table-cell>
                <table:table-cell table:style-name="Table5.B9" office:value-type="string">
                  <text:p text:style-name="P102">provides virtual clock</text:p>
                </table:table-cell>
              </table:table-row>
              <table:table-row table:style-name="TableLine2669290601488">
                <table:table-cell table:style-name="Table5.A9" office:value-type="string">
                  <text:p text:style-name="P39">WrapperFactory</text:p>
                </table:table-cell>
                <table:table-cell table:style-name="Table5.B9" office:value-type="string">
                  <text:p text:style-name="P102">enforce domain rules on domain objects</text:p>
                </table:table-cell>
              </table:table-row>
              <table:table-row table:style-name="TableLine2669290601760">
                <table:table-cell table:style-name="Table5.A9" office:value-type="string">
                  <text:p text:style-name="P39">EventBusService</text:p>
                </table:table-cell>
                <table:table-cell table:style-name="Table5.B9" office:value-type="string">
                  <text:p text:style-name="P102">emit custom events</text:p>
                </table:table-cell>
              </table:table-row>
              <table:table-row table:style-name="TableLine2669290602032">
                <table:table-cell table:style-name="Table5.A9" office:value-type="string">
                  <text:p text:style-name="P39">BookmarkService</text:p>
                </table:table-cell>
                <table:table-cell table:style-name="Table5.B9" office:value-type="string">
                  <text:p text:style-name="P102">bookmark = object identity</text:p>
                </table:table-cell>
              </table:table-row>
              <table:table-row table:style-name="TableLine2669290603120">
                <table:table-cell table:style-name="Table5.A9" office:value-type="string">
                  <text:p text:style-name="P39">InteractionService</text:p>
                </table:table-cell>
                <table:table-cell table:style-name="Table5.B9" office:value-type="string">
                  <text:p text:style-name="P102"><text:span text:style-name="T79">Action</text:span> execution and <text:span text:style-name="T79">Property</text:span> modification</text:p>
                </table:table-cell>
              </table:table-row>
              <table:table-row table:style-name="TableLine2669290603664">
                <table:table-cell table:style-name="Table5.A9" office:value-type="string">
                  <text:p text:style-name="P39">TransactionService</text:p>
                </table:table-cell>
                <table:table-cell table:style-name="Table5.B9" office:value-type="string">
                  <text:p text:style-name="P102">request transactions</text:p>
                </table:table-cell>
              </table:table-row>
              <table:table-row table:style-name="TableLine2669290604208">
                <table:table-cell table:style-name="Table5.A10" office:value-type="string">
                  <text:p text:style-name="P39">MetaModelService</text:p>
                </table:table-cell>
                <table:table-cell table:style-name="Table5.B10" office:value-type="string">
                  <text:p text:style-name="P102">export domain model</text:p>
                </table:table-cell>
              </table:table-row>
            </table:table>
            <text:h text:style-name="P127" text:outline-level="2"><text:span text:style-name="T122">Object</text:span> <text:span text:style-name="T108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53"><text:span text:style-name="T174">Object</text:span> Support <text:span text:style-name="T185">us</text:span><text:span text:style-name="T186">ed with</text:span><text:span text:style-name="T185"> </text:span><text:span text:style-name="T187">@</text:span><text:span text:style-name="T188">Object</text:span><text:span text:style-name="T189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38"><text:span text:style-name="T37">String</text:span><text:span text:style-name="T168">[1]</text:span><text:span text:style-name="T37"> </text:span><text:span text:style-name="T5">title()</text:span></text:p>
                </table:table-cell>
                <table:table-cell table:style-name="Table7.B2" office:value-type="string">
                  <text:p text:style-name="P98">imperative title literal</text:p>
                </table:table-cell>
              </table:table-row>
              <table:table-row table:style-name="TableLine2669290620256">
                <table:table-cell table:style-name="Table7.A9" office:value-type="string">
                  <text:p text:style-name="P43"><text:span text:style-name="T37">String </text:span><text:span text:style-name="T138">iconName()</text:span></text:p>
                </table:table-cell>
                <table:table-cell table:style-name="Table7.B3" office:value-type="string">
                  <text:p text:style-name="P98">icon file suffix <text:span text:style-name="T164">(UI)</text:span></text:p>
                </table:table-cell>
              </table:table-row>
              <table:table-row table:style-name="TableLine2669290625152">
                <table:table-cell table:style-name="Table7.A9" office:value-type="string">
                  <text:p text:style-name="P43"><text:span text:style-name="T28">String </text:span>cssClass()</text:p>
                </table:table-cell>
                <table:table-cell table:style-name="Table7.B9" office:value-type="string">
                  <text:p text:style-name="P98">additional <text:span text:style-name="T172">CSS</text:span> class <text:span text:style-name="T164">(UI)</text:span></text:p>
                </table:table-cell>
              </table:table-row>
              <table:table-row table:style-name="TableLine2669290622432">
                <table:table-cell table:style-name="Table7.A9" office:value-type="string">
                  <text:p text:style-name="P48"><text:span text:style-name="T28">String </text:span>layout()</text:p>
                </table:table-cell>
                <table:table-cell table:style-name="Table7.B9" office:value-type="string">
                  <text:p text:style-name="P98">layout file suffix <text:span text:style-name="T164">(grid layout)</text:span></text:p>
                </table:table-cell>
              </table:table-row>
              <table:table-row table:style-name="TableLine2669290620528">
                <table:table-cell table:style-name="Table7.A9" office:value-type="string">
                  <text:p text:style-name="P37"><text:span text:style-name="T28">boolean</text:span><text:span text:style-name="T37"> </text:span><text:span text:style-name="T5">hidden()</text:span></text:p>
                </table:table-cell>
                <table:table-cell table:style-name="Table7.B9" office:value-type="string">
                  <text:p text:style-name="P98">hide all members</text:p>
                </table:table-cell>
              </table:table-row>
              <table:table-row table:style-name="TableLine2669290629504">
                <table:table-cell table:style-name="Table7.A9" office:value-type="string">
                  <text:p text:style-name="P42"><text:span text:style-name="T37">String</text:span><text:span text:style-name="T168">[1]</text:span><text:span text:style-name="T37"> </text:span><text:span text:style-name="T5">disabled</text:span><text:span text:style-name="T138">()</text:span></text:p>
                </table:table-cell>
                <table:table-cell table:style-name="Table7.B9" office:value-type="string">
                  <text:p text:style-name="P98">disable all members</text:p>
                </table:table-cell>
              </table:table-row>
              <table:table-row table:style-name="TableLine2669290624064">
                <table:table-cell table:style-name="Table7.A8" table:number-columns-spanned="2" office:value-type="string">
                  <text:p text:style-name="P52">Lifecycle Callback <text:span text:style-name="T192">us</text:span><text:span text:style-name="T193">ed with</text:span><text:span text:style-name="T192"> </text:span><text:span text:style-name="T194">@</text:span><text:span text:style-name="T190">Object</text:span><text:span text:style-name="T191">Lifecycle</text:span></text:p>
                </table:table-cell>
                <table:covered-table-cell/>
              </table:table-row>
              <table:table-row table:style-name="TableLine2669290628960">
                <table:table-cell table:style-name="Table7.A9" office:value-type="string">
                  <text:p text:style-name="P46"><text:span text:style-name="T30">void</text:span><text:span text:style-name="T105"> </text:span>created<text:span text:style-name="T105">()</text:span></text:p>
                </table:table-cell>
                <table:table-cell table:style-name="Table7.B9" office:value-type="string">
                  <text:p text:style-name="P97">emitted by <text:span text:style-name="T73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50"><text:span text:style-name="T30">void</text:span><text:span text:style-name="T105"> </text:span>loaded<text:span text:style-name="T105">()</text:span></text:p>
                  <text:p text:style-name="P50"><text:span text:style-name="T30">void</text:span><text:span text:style-name="T105"> </text:span>persisting<text:span text:style-name="T105">()</text:span></text:p>
                  <text:p text:style-name="P51"><text:span text:style-name="T30">void</text:span><text:span text:style-name="T105"> </text:span>persisted<text:span text:style-name="T105">()</text:span></text:p>
                  <text:p text:style-name="P120"><text:span text:style-name="T29">void</text:span><text:span text:style-name="T72"> </text:span><text:span text:style-name="T71">updating</text:span><text:span text:style-name="T72">()</text:span></text:p>
                  <text:p text:style-name="P49"><text:span text:style-name="T30">void</text:span><text:span text:style-name="T105"> </text:span>updated<text:span text:style-name="T105">()</text:span></text:p>
                  <text:p text:style-name="P49"><text:span text:style-name="T30">void</text:span><text:span text:style-name="T105"> </text:span>removing<text:span text:style-name="T105">()</text:span></text:p>
                </table:table-cell>
                <table:table-cell table:style-name="Table7.B10" office:value-type="string">
                  <text:p text:style-name="P97">emitted by persistence layer integration <text:span text:style-name="T165">(JDO/JPA)</text:span></text:p>
                  <text:p text:style-name="P97"/>
                  <text:p text:style-name="P101">supported synonyms:</text:p>
                  <text:p text:style-name="P99"><text:span text:style-name="T195">saving()</text:span> <text:span text:style-name="T195">= persisting()</text:span></text:p>
                  <text:p text:style-name="P100"><text:span text:style-name="T195">saved()</text:span> <text:span text:style-name="T195">= <text:s/>persisted()</text:span></text:p>
                  <text:p text:style-name="P100">deleting<text:span text:style-name="T195">()</text:span> <text:span text:style-name="T195">= </text:span>removing<text:span text:style-name="T195">()</text:span>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47">[1] All member-support methods (and some object methods) that return <text:span text:style-name="T132">String</text:span> can optionally return <text:span text:style-name="T132">TranslatableString</text:span>.</text:p>
                </table:table-cell>
              </table:table-row>
            </table:table>
            <text:p text:style-name="P17"/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125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29">Number Types</text:p>
                </table:table-cell>
                <table:table-cell table:style-name="Table6.B1" office:value-type="string">
                  <text:p text:style-name="P94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29">Boolean Types</text:p>
                </table:table-cell>
                <table:table-cell table:style-name="Table6.B2" office:value-type="string">
                  <text:p text:style-name="P94">boolean, Boolean</text:p>
                </table:table-cell>
              </table:table-row>
              <table:table-row table:style-name="TableLine2669290631136">
                <table:table-cell table:style-name="Table6.A7" office:value-type="string">
                  <text:p text:style-name="P30">Text Types</text:p>
                </table:table-cell>
                <table:table-cell table:style-name="Table6.B3" office:value-type="string">
                  <text:p text:style-name="P95">char, Char<text:span text:style-name="T119">acter</text:span>, String, <text:span text:style-name="T111">Password</text:span></text:p>
                </table:table-cell>
              </table:table-row>
              <table:table-row table:style-name="TableLine2669290617808">
                <table:table-cell table:style-name="Table6.A7" office:value-type="string">
                  <text:p text:style-name="P32">Markup Types</text:p>
                </table:table-cell>
                <table:table-cell table:style-name="Table6.B4" office:value-type="string">
                  <text:p text:style-name="P96">Mark<text:span text:style-name="T117">up, </text:span>AsciiDoc, Markdown</text:p>
                </table:table-cell>
              </table:table-row>
              <table:table-row table:style-name="TableLine2669290618352">
                <table:table-cell table:style-name="Table6.A7" office:value-type="string">
                  <text:p text:style-name="P30">Temportal Types</text:p>
                  <text:p text:style-name="P40"/>
                  <text:p text:style-name="P31"/>
                </table:table-cell>
                <table:table-cell table:style-name="Table6.B5" office:value-type="string">
                  <text:p text:style-name="P22">java.util.Date, java.sql.{Date|Timestamp}</text:p>
                  <text:p text:style-name="P22">java.time.{LocalDate|LocalDateTime} </text:p>
                  <text:p text:style-name="P18"><text:span text:style-name="T110">J</text:span><text:span text:style-name="T109">oda Time (deprecated)</text:span></text:p>
                  <text:p text:style-name="P58">time-of-day types yet not supported by UI, hence not listed</text:p>
                </table:table-cell>
              </table:table-row>
              <table:table-row table:style-name="TableLine2669290629232">
                <table:table-cell table:style-name="Table6.A7" office:value-type="string">
                  <text:p text:style-name="P30">Enum Types</text:p>
                </table:table-cell>
                <table:table-cell table:style-name="Table6.B6" office:value-type="string">
                  <text:p text:style-name="P18">any</text:p>
                </table:table-cell>
              </table:table-row>
              <table:table-row table:style-name="TableLine2669290630864">
                <table:table-cell table:style-name="Table6.A7" office:value-type="string">
                  <text:p text:style-name="P32">Collection Types</text:p>
                </table:table-cell>
                <table:table-cell table:style-name="Table6.B7" office:value-type="string">
                  <text:p text:style-name="P19">Collection&lt;T&gt;, List&lt;T&gt;, Set&lt;T&gt;, Can&lt;T&gt;, <text:span text:style-name="T170">T[]</text:span></text:p>
                </table:table-cell>
              </table:table-row>
              <table:table-row table:style-name="TableLine2669290632768">
                <table:table-cell table:style-name="Table6.A8" office:value-type="string">
                  <text:p text:style-name="P30">Additional Types</text:p>
                </table:table-cell>
                <table:table-cell table:style-name="Table6.B8" office:value-type="string">
                  <text:p text:style-name="P20"><text:span text:style-name="T111">BufferedImage, Blob, Clob, </text:span>UUID, <text:span text:style-name="T111">Url, LocalResourcePath, <text:s/></text:span><text:span text:style-name="T139">SSE </text:span><text:span text:style-name="T38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669290622160">
                <table:table-cell table:style-name="Table11.A1" office:value-type="string">
                  <text:p text:style-name="P45">RecoverableException</text:p>
                </table:table-cell>
                <table:table-cell table:style-name="Table11.B1" office:value-type="string">
                  <text:p text:style-name="P21">anticipated error that results in a<text:span text:style-name="T166">n</text:span> UI notification popup</text:p>
                </table:table-cell>
              </table:table-row>
              <table:table-row table:style-name="TableLine2669290618624">
                <table:table-cell table:style-name="Table11.A2" office:value-type="string">
                  <text:p text:style-name="P45">NonRecoverableExeption</text:p>
                </table:table-cell>
                <table:table-cell table:style-name="Table11.B2" office:value-type="string">
                  <text:p text:style-name="P55">error that results in an error page showing the stacktrace</text:p>
                </table:table-cell>
              </table:table-row>
            </table:table>
            <text:p text:style-name="P110"/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table:number-columns-spanned="2" office:value-type="string">
                  <text:p text:style-name="P114">Spring <text:span text:style-name="T53">Annotations </text:span>and Standard API</text:p>
                </table:table-cell>
                <table:covered-table-cell/>
              </table:table-row>
              <table:table-row table:style-name="TableLine2669290627872">
                <table:table-cell table:style-name="Table12.A7" office:value-type="string">
                  <text:p text:style-name="P116">@SpringBootApplication @SpringBootTest @Configuration @Import @ComponentScan <text:span text:style-name="T145">@EntityScan</text:span></text:p>
                </table:table-cell>
                <table:table-cell table:style-name="Table12.B2" office:value-type="string">
                  <text:p text:style-name="P117">Bootstrapping</text:p>
                </table:table-cell>
              </table:table-row>
              <table:table-row table:style-name="TableLine2669290628144">
                <table:table-cell table:style-name="Table12.A7" office:value-type="string">
                  <text:p text:style-name="P112">@Component @Service @Repository</text:p>
                </table:table-cell>
                <table:table-cell table:style-name="Table12.B3" office:value-type="string">
                  <text:p text:style-name="P112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669290644736">
                <table:table-cell table:style-name="Table12.A7" office:value-type="string">
                  <text:p text:style-name="P112">@EventListener</text:p>
                </table:table-cell>
                <table:table-cell table:style-name="Table12.B4" office:value-type="string">
                  <text:p text:style-name="P112"><text:span text:style-name="T87">M</text:span>arks a method as a listener for application events. </text:p>
                  <text:p text:style-name="P115"><text:span text:style-name="T137">Domain </text:span>Events</text:p>
                  <text:p text:style-name="P118">.. subscribe using Spring’s @EventListener</text:p>
                  <text:p text:style-name="P11">@DomainObject(xxxLifecycleEvent=….)</text:p>
                  <text:p text:style-name="P11">@DomainObjectLayout(xxxUiEvent=….)</text:p>
                  <text:p text:style-name="P11">@Action(domainEvent=….) </text:p>
                  <text:p text:style-name="P11">@Property(domainEvent=…) </text:p>
                  <text:p text:style-name="P11">@Collection(domainEvent=…)</text:p>
                </table:table-cell>
              </table:table-row>
              <table:table-row table:style-name="TableLine2669290642016">
                <table:table-cell table:style-name="Table12.A7" office:value-type="string">
                  <text:p text:style-name="P112">@Nullable</text:p>
                  <text:p text:style-name="P60">(org.springframework.lang)</text:p>
                </table:table-cell>
                <table:table-cell table:style-name="Table12.B5" office:value-type="string">
                  <text:p text:style-name="P112">declare<text:span text:style-name="T88">s</text:span> that annotated elements can be <text:span text:style-name="Source_20_Text"><text:span text:style-name="T99">null</text:span></text:span> </text:p>
                </table:table-cell>
              </table:table-row>
              <table:table-row table:style-name="TableLine2669290644192">
                <table:table-cell table:style-name="Table12.A7" office:value-type="string">
                  <text:p text:style-name="P44">@javax.inject.Inject</text:p>
                  <text:p text:style-name="P44">@Autowired</text:p>
                </table:table-cell>
                <table:table-cell table:style-name="Table12.B6" office:value-type="string">
                  <text:p text:style-name="P119">Marks a constructor, field, setter method, or config method as to be autowired by Spring's dependency injection facilities. </text:p>
                </table:table-cell>
              </table:table-row>
              <table:table-row table:style-name="TableLine2669290649360">
                <table:table-cell table:style-name="Table12.A7" office:value-type="string">
                  <text:p text:style-name="P28">@PostConstruct </text:p>
                </table:table-cell>
                <table:table-cell table:style-name="Table12.B7" office:value-type="string">
                  <text:p text:style-name="P112"><text:span text:style-name="T98">Marks a method to be </text:span>executed after dependency injection is done to perform any initialization.</text:p>
                </table:table-cell>
              </table:table-row>
              <table:table-row table:style-name="TableLine2669290649632">
                <table:table-cell table:style-name="Table12.A8" office:value-type="string">
                  <text:p text:style-name="P28">@PreDestroy</text:p>
                </table:table-cell>
                <table:table-cell table:style-name="Table12.B8" office:value-type="string">
                  <text:p text:style-name="P112"><text:span text:style-name="T98">Marks a method as a listener for </text:span>notification that the instance is in the process of being removed by the container.</text:p>
                </table:table-cell>
              </table:table-row>
            </table:table>
            <text:p text:style-name="P111"/>
          </table:table-cell>
          <table:table-cell table:style-name="Table9.A1" office:value-type="string">
            <text:h text:style-name="P128" text:outline-level="2"><text:span text:style-name="T126">New </text:span><text:span text:style-name="T121">Programming Style: </text:span><text:span text:style-name="T123">Parameter</text:span><text:span text:style-name="T125">s as</text:span><text:span text:style-name="T123"> </text:span><text:span text:style-name="T125">Typed </text:span><text:span text:style-name="T124">Tuple</text:span> <text:span text:style-name="T162">[2.0.0-M6]</text:span></text:h>
            <text:p text:style-name="P105"><text:span text:style-name="T151">Action parameters can now be </text:span><text:span text:style-name="T153">collected</text:span><text:span text:style-name="T151"> </text:span><text:span text:style-name="T153">into</text:span><text:span text:style-name="T151"> an immutable value type say</text:span><text:span text:style-name="T154"> </text:span><text:span text:style-name="T147">Parameters</text:span><text:span text:style-name="T155">, </text:span><text:span text:style-name="T154">a </text:span><text:span text:style-name="T156">typed </text:span><text:span text:style-name="T155">t</text:span><text:span text:style-name="T156">uple. </text:span><text:span text:style-name="T154">The name is arbitrary. </text:span><text:span text:style-name="T161">Future releases might support Java records. </text:span><text:span text:style-name="T157">Instances of the </text:span><text:span text:style-name="T147">Parameters</text:span><text:span text:style-name="T157"> type are passed to the various action</text:span><text:span text:style-name="T154">-support methods, </text:span><text:span text:style-name="T157">which need to be single-arg, </text:span><text:span text:style-name="T158">except </text:span><text:span text:style-name="T157">for </text:span><text:span text:style-name="Source_20_Text"><text:span text:style-name="T146">autoComplete</text:span></text:span><text:span text:style-name="Source_20_Text"><text:span text:style-name="T154">, </text:span></text:span><text:span text:style-name="Source_20_Text"><text:span text:style-name="T158">which is required to be </text:span></text:span><text:span text:style-name="Source_20_Text"><text:span text:style-name="T157">bi-arg.</text:span></text:span></text:p>
            <text:p text:style-name="P104"><text:span text:style-name="T150">For regular objects, </text:span><text:span text:style-name="T151">action</text:span><text:span text:style-name="T150">-support methods must reference parameters by index (0, 1, 2, …). </text:span><text:span text:style-name="T152">However,</text:span><text:span text:style-name="T150"> </text:span><text:span text:style-name="T149">wit</text:span><text:span text:style-name="T150">h </text:span><text:span text:style-name="T160">Mixins</text:span><text:span text:style-name="T150"> it is allowed to reference parameters</text:span><text:span text:style-name="T148"> by name. </text:span></text:p>
            <text:p text:style-name="P109"><text:span text:style-name="T148">Example: </text:span><text:span text:style-name="T159">Action Mixin</text:span><text:span text:style-name="T148">, with </text:span><text:span text:style-name="T151">nested class</text:span><text:span text:style-name="T148"> </text:span><text:span text:style-name="T147">Parameters</text:span><text:span text:style-name="T155">, </text:span><text:span text:style-name="T157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118">@Action</text:span></text:span></text:p>
                  <text:p text:style-name="Preformatted_20_Text"><text:span text:style-name="Source_20_Text"><text:span text:style-name="T118">@RequiredArgsConstructor</text:span></text:span></text:p>
                  <text:p text:style-name="Preformatted_20_Text"><text:span text:style-name="Source_20_Text"><text:span text:style-name="T112">public</text:span></text:span><text:span text:style-name="T100"> </text:span><text:span text:style-name="Source_20_Text"><text:span text:style-name="T113">class</text:span></text:span><text:span text:style-name="T100"> </text:span><text:span text:style-name="Source_20_Text"><text:span text:style-name="T100">Customer_placeOrder {</text:span></text:span></text:p>
                  <text:p text:style-name="P5"/>
                  <text:p text:style-name="Preformatted_20_Text"><text:span text:style-name="Source_20_Text"><text:span text:style-name="T100"><text:s text:c="4"/></text:span></text:span><text:span text:style-name="Source_20_Text"><text:span text:style-name="T113">private</text:span></text:span><text:span text:style-name="T100"> </text:span><text:span text:style-name="Source_20_Text"><text:span text:style-name="T113">final</text:span></text:span><text:span text:style-name="T100"> </text:span><text:span text:style-name="Source_20_Text"><text:span text:style-name="T100">Customer target; </text:span></text:span></text:p>
                  <text:p text:style-name="P5"/>
                  <text:p text:style-name="P6"><text:span text:style-name="Source_20_Text"><text:span text:style-name="T31"><text:s text:c="5"/>// </text:span></text:span><text:span text:style-name="Source_20_Text"><text:span text:style-name="T34">typed tuple made of all the </text:span></text:span><text:span text:style-name="Source_20_Text"><text:span text:style-name="T35">action </text:span></text:span><text:span text:style-name="Source_20_Text"><text:span text:style-name="T34">parameters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8">@Value</text:span></text:span><text:span text:style-name="T118"> </text:span><text:span text:style-name="Source_20_Text"><text:span text:style-name="T118">@Accessors</text:span></text:span><text:span text:style-name="Source_20_Text"><text:span text:style-name="T100">(fluent = true) 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13">static</text:span></text:span><text:span text:style-name="T113"> </text:span><text:span text:style-name="Source_20_Text"><text:span text:style-name="T113">class</text:span></text:span><text:span text:style-name="T100"> </text:span><text:span text:style-name="Source_20_Text"><text:span text:style-name="T100">Parameters { </text:span></text:span></text:p>
                  <text:p text:style-name="Preformatted_20_Text"><text:span text:style-name="Source_20_Text"><text:span text:style-name="T100"><text:s text:c="8"/>Product product;</text:span></text:span></text:p>
                  <text:p text:style-name="Preformatted_20_Text"><text:span text:style-name="Source_20_Text"><text:span text:style-name="T100"><text:s text:c="8"/>int</text:span></text:span><text:span text:style-name="T100"> </text:span><text:span text:style-name="Source_20_Text"><text:span text:style-name="T100">quantity;</text:span></text:span></text:p>
                  <text:p text:style-name="Preformatted_20_Text"><text:span text:style-name="Source_20_Text"><text:span text:style-name="T100"><text:s text:c="4"/>}</text:span></text:span></text:p>
                  <text:p text:style-name="P5"/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Customer act(</text:span></text:span></text:p>
                  <text:p text:style-name="Preformatted_20_Text"><text:span text:style-name="Source_20_Text"><text:span text:style-name="T100"><text:s text:c="8"/></text:span></text:span><text:span text:style-name="Source_20_Text"><text:span text:style-name="T118">@Parameter</text:span></text:span><text:span text:style-name="Source_20_Text"><text:span text:style-name="T100"> Product product,</text:span></text:span></text:p>
                  <text:p text:style-name="Preformatted_20_Text"><text:span text:style-name="Source_20_Text"><text:span text:style-name="T100"><text:s text:c="8"/></text:span></text:span><text:span text:style-name="Source_20_Text"><text:span text:style-name="T118">@Parameter</text:span></text:span><text:span text:style-name="Source_20_Text"><text:span text:style-name="T100"> int</text:span></text:span><text:span text:style-name="T100"> </text:span><text:span text:style-name="Source_20_Text"><text:span text:style-name="T100">quantity) {</text:span></text:span></text:p>
                  <text:p text:style-name="Preformatted_20_Text"><text:span text:style-name="Source_20_Text"><text:span text:style-name="T100"><text:s text:c="8"/></text:span></text:span><text:span text:style-name="Source_20_Text"><text:span text:style-name="T32">// ...</text:span></text:span></text:p>
                  <text:p text:style-name="Preformatted_20_Text"><text:span text:style-name="Source_20_Text"><text:span text:style-name="T100"><text:s text:c="8"/>return</text:span></text:span><text:span text:style-name="T100"> </text:span><text:span text:style-name="Source_20_Text"><text:span text:style-name="T100">target;</text:span></text:span></text:p>
                  <text:p text:style-name="Preformatted_20_Text"><text:span text:style-name="Source_20_Text"><text:span text:style-name="T100"><text:s text:c="4"/>}</text:span></text:span></text:p>
                  <text:p text:style-name="P5"/>
                  <text:p text:style-name="P15"><text:span text:style-name="Source_20_Text"><text:span text:style-name="T100"><text:s text:c="4"/></text:span></text:span><text:span text:style-name="Source_20_Text"><text:span text:style-name="T32">// support methods (no action name reference required)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boolean</text:span></text:span><text:span text:style-name="T100"> </text:span><text:span text:style-name="Source_20_Text"><text:span text:style-name="T100">hide() { ... } 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disable() { ... }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validate(Parameters params) { ... }</text:span></text:span></text:p>
                  <text:p text:style-name="P5"/>
                  <text:p text:style-name="P15"><text:span text:style-name="Source_20_Text"><text:span text:style-name="T100"><text:s text:c="4"/></text:span></text:span><text:span text:style-name="Source_20_Text"><text:span text:style-name="T32">// parameter support methods (exemplified on first parameter)</text:span></text:span></text:p>
                  <text:p text:style-name="Preformatted_20_Text"><text:span text:style-name="Source_20_Text"><text:span text:style-name="T100"><text:s text:c="4"/></text:span></text:span><text:span text:style-name="Source_20_Text"><text:span text:style-name="T113">public</text:span></text:span><text:span text:style-name="T113"> </text:span><text:span text:style-name="Source_20_Text"><text:span text:style-name="T21">boolean</text:span></text:span><text:span text:style-name="T100"> </text:span><text:span text:style-name="Source_20_Text"><text:span text:style-name="T100">hideProduct(Parameters params) { ... } 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disableProduct(Parameters params) { ... }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String validateProduct(Parameters params) { ... }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Collection&lt;Product&gt; choicesProduct(Parameters params){ ... }</text:span></text:span></text:p>
                  <text:p text:style-name="P14"><text:span text:style-name="Source_20_Text"><text:span text:style-name="T100"><text:s text:c="3"/></text:span></text:span><text:span text:style-name="Source_20_Text"><text:span text:style-name="T32"><text:s/>// note: additional search parameter required: </text:span></text:span><text:span text:style-name="Source_20_Text"><text:span text:style-name="T33">search</text:span></text:span></text:p>
                  <text:p text:style-name="P16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Collection&lt;Product&gt; autoCompleteProduct(</text:span></text:span></text:p>
                  <text:p text:style-name="P16"><text:span text:style-name="Source_20_Text"><text:span text:style-name="T100"><text:s text:c="10"/>Parameters params, </text:span></text:span><text:span text:style-name="Source_20_Text"><text:span text:style-name="T101">@MinLength(3) </text:span></text:span><text:span text:style-name="Source_20_Text"><text:span text:style-name="T100">String search) { ... } 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Product defaultProduct(Parameters params) { ... }</text:span></text:span></text:p>
                  <text:p text:style-name="P3"/>
                  <text:p text:style-name="P4"><text:span text:style-name="Source_20_Text"><text:span text:style-name="T99"><text:s text:c="4"/></text:span></text:span><text:span text:style-name="Source_20_Text"><text:span text:style-name="T31">// parameter supporting methods (exemplified on second parameter)</text:span></text:span></text:p>
                  <text:p text:style-name="Standard"><text:span text:style-name="Source_20_Text"><text:span text:style-name="T100"><text:s text:c="4"/></text:span></text:span><text:span text:style-name="Source_20_Text"><text:span text:style-name="T113">public</text:span></text:span><text:span text:style-name="T100"> </text:span><text:span text:style-name="Source_20_Text"><text:span text:style-name="T100">boolean</text:span></text:span><text:span text:style-name="T100"> </text:span><text:span text:style-name="Source_20_Text"><text:span text:style-name="T100">hideQuantity(Parameters params) { ... } </text:span></text:span></text:p>
                  <text:p text:style-name="P15"><text:span text:style-name="Source_20_Text"><text:span text:style-name="T100"><text:s text:c="4"/></text:span></text:span><text:span text:style-name="Source_20_Text"><text:span text:style-name="T32">// ...</text:span></text:span></text:p>
                  <text:p text:style-name="Standard"><text:span text:style-name="Source_20_Text"><text:span text:style-name="T100">}</text:span></text:span></text:p>
                </table:table-cell>
              </table:table-row>
            </table:table>
            <text:h text:style-name="P126" text:outline-level="2">Entity <text:span text:style-name="T135">and </text:span>Viewmodel <text:span text:style-name="T135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90">JPA Entities (javax.persistence)</text:p>
                </table:table-cell>
              </table:table-row>
              <table:table-row table:style-name="TableLine2669290638208">
                <table:table-cell table:style-name="Table14.A2" office:value-type="string">
                  <text:p text:style-name="P91">@Entity @Table @NamedQueries @Id @Version @Column @Transient</text:p>
                </table:table-cell>
              </table:table-row>
              <table:table-row table:style-name="TableLine2669290635488">
                <table:table-cell table:style-name="Table14.A3" office:value-type="string">
                  <text:p text:style-name="P92">JDO Entities (javax.jdo.annotation)</text:p>
                </table:table-cell>
              </table:table-row>
              <table:table-row table:style-name="TableLine2669290636848">
                <table:table-cell table:style-name="Table14.A5" office:value-type="string">
                  <text:p text:style-name="P93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669290638480">
                <table:table-cell table:style-name="Table14.A5" office:value-type="string">
                  <text:p text:style-name="P92">JAXB View Models (javax.xml.bind.annotation)</text:p>
                </table:table-cell>
              </table:table-row>
              <table:table-row table:style-name="TableLine2669290640928">
                <table:table-cell table:style-name="Table14.A6" office:value-type="string">
                  <text:p text:style-name="P93">@XmRootElement; @XmlType</text:p>
                  <text:p text:style-name="P93">@XmlAccessorType; @XmlTransient</text:p>
                  <text:p text:style-name="P93">referenced entities: @XmlJavaTypeAdapter(PersistentEntityAdapter.class)</text:p>
                </table:table-cell>
              </table:table-row>
            </table:table>
          </table:table-cell>
        </table:table-row>
      </table:table>
      <text:p text:style-name="P1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adornments="Italic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wiss" style:font-pitch="variable"/>
    <style:font-face style:name="Calibri4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1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4DT10H36M11S</meta:editing-duration>
    <meta:editing-cycles>129</meta:editing-cycles>
    <meta:generator>LibreOffice/7.2.4.1$Windows_X86_64 LibreOffice_project/27d75539669ac387bb498e35313b970b7fe9c4f9</meta:generator>
    <dc:date>2022-01-07T19:27:20.686000000</dc:date>
    <meta:document-statistic meta:table-count="13" meta:image-count="0" meta:object-count="0" meta:page-count="2" meta:paragraph-count="239" meta:word-count="1069" meta:character-count="9180" meta:non-whitespace-character-count="7982"/>
  </office:meta>
</office:document-meta>
</file>